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" style:family="graphic">
      <style:graphic-properties loext:decorative="false"/>
    </style:style>
    <style:style style:name="gr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8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21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2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6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1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7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1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3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84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8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9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4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0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4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6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147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14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8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8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8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8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8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8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8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8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8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8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1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2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7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3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7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9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210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21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4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5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9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60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6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6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6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6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6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66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6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6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69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0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2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273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27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7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8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2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3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9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2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3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5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336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33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4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4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4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4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4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4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4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4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4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4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5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5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5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5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5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5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5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5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5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5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1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6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2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6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8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399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40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3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3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3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3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3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3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3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3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3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3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4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9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5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9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1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462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46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7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50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in-height="1.6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0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in-height="4.247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in-height="1.6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1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in-height="1.6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in-height="1.6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in-height="1.6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1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in-height="1.6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15" style:family="graphic" style:parent-style-name="objectwithoutfill">
      <style:graphic-properties draw:fill="none" draw:textarea-vertical-align="middle" loext:decorative="false"/>
    </style:style>
    <style:style style:name="gr516" style:family="graphic" style:parent-style-name="standard">
      <style:graphic-properties draw:textarea-vertical-align="middle" loext:decorative="false"/>
    </style:style>
    <style:style style:name="P1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lue-point draw:id="4" svg:x="-2.307cm" svg:y="2.933cm"/>
          <draw:glue-point draw:id="5" svg:x="3.525cm" svg:y="-0.947cm"/>
          <draw:glue-point draw:id="6" svg:x="1.128cm" svg:y="-3.617cm"/>
          <draw:glue-point draw:id="7" svg:x="-2.406cm" svg:y="-2.796cm"/>
          <draw:glue-point draw:id="8" svg:x="-2.089cm" svg:y="-4.999cm"/>
          <draw:glue-point draw:id="9" svg:x="0.783cm" svg:y="-3.838cm"/>
          <draw:glue-point draw:id="10" svg:x="0.676cm" svg:y="4.157cm"/>
          <draw:g draw:style-name="gr1">
            <draw:path draw:style-name="gr2" draw:text-style-name="P1" draw:layer="layout" svg:width="0.533cm" svg:height="0.309cm" draw:transform="rotate (0.0130899693899575) translate (3.84447281046207cm 17.3167410256988cm)" svg:viewBox="0 0 534 310" svg:d="M0 310c134 0 534-103 534-181 0-77-12-129-146-129 0 78-391 77-388 310z">
              <text:p/>
            </draw:path>
            <draw:g draw:style-name="gr3">
              <draw:polygon draw:style-name="gr4" draw:text-style-name="P2" draw:layer="layout" svg:width="0.243cm" svg:height="0.258cm" draw:transform="rotate (0.0123918376891597) translate (3.64783501443772cm 17.3706327584838cm)" svg:viewBox="0 0 244 259" draw:points="0,155 48,0 244,103 195,259">
                <text:p/>
              </draw:polygon>
              <draw:polygon draw:style-name="gr5" draw:text-style-name="P3" draw:layer="layout" svg:width="0.535cm" svg:height="0.283cm" draw:transform="rotate (0.0130899693899575) translate (3.6939155546823cm 17.1894203085727cm)" svg:viewBox="0 0 536 284" draw:points="0,181 97,103 244,26 341,0 536,103 439,129 293,207 195,284">
                <text:p/>
              </draw:polygon>
              <draw:path draw:style-name="gr6" draw:text-style-name="P4" draw:layer="layout" svg:width="0.439cm" svg:height="0.335cm" draw:transform="skewX (-0.00593411945678072) rotate (0.0113446401379631) translate (3.84050232051153cm 17.2901963044983cm)" svg:viewBox="0 0 440 336" svg:d="M440 103c0-155-98-103-195-51-98 51-196 52-245 284 0 0 195-103 440-233z">
                <text:p/>
              </draw:path>
              <draw:path draw:style-name="gr7" draw:text-style-name="P5" draw:layer="layout" svg:width="0.633cm" svg:height="0.439cm" draw:transform="rotate (0.0125663706143592) translate (3.64553605087622cm 17.1898496609578cm)" svg:viewBox="0 0 634 440" svg:d="M390 0c-98 26-98 26-195 78-49 25-147 51-195 258 98 52 98 52 195 104 56-24 341-181 439-233 0-129-98-129-244-207z">
                <text:p/>
              </draw:path>
            </draw:g>
          </draw:g>
          <draw:g draw:style-name="gr1">
            <draw:path draw:style-name="gr8" draw:text-style-name="P1" draw:layer="layout" svg:width="0.876cm" svg:height="0.619cm" draw:transform="rotate (0.0125663706143592) translate (3.38603270916878cm 16.0813838275886cm)" svg:viewBox="0 0 877 620" svg:d="M3 620c134 0 875-25 874-258 0-233-255-362-389-362 0 78-535 52-485 620z">
              <text:p/>
            </draw:path>
            <draw:g draw:style-name="gr3">
              <draw:polygon draw:style-name="gr9" draw:text-style-name="P2" draw:layer="layout" svg:width="0.486cm" svg:height="0.36cm" draw:transform="skewX (-0.00558505360638186) rotate (0.0102974425867665) translate (2.90092293322691cm 16.3458162247236cm)" svg:viewBox="0 0 487 361" draw:points="0,103 0,0 487,258 487,361">
                <text:p/>
              </draw:polygon>
              <draw:polygon draw:style-name="gr10" draw:text-style-name="P2" draw:layer="layout" svg:width="0.487cm" svg:height="0.439cm" draw:transform="skewX (-0.00226892802759263) rotate (0.0122173047639603) translate (3.28558555220566cm 15.9533004062754cm)" svg:viewBox="0 0 488 440" draw:points="0,181 0,0 488,259 488,440">
                <text:p/>
              </draw:polygon>
              <draw:polygon draw:style-name="gr11" draw:text-style-name="P3" draw:layer="layout" svg:width="0.877cm" svg:height="0.464cm" draw:transform="rotate (0.0125663706143592) translate (2.89847183083998cm 16.1391228072503cm)" svg:viewBox="0 0 878 465" draw:points="0,207 390,0 878,259 488,465">
                <text:p/>
              </draw:polygon>
              <draw:polygon draw:style-name="gr12" draw:text-style-name="P4" draw:layer="layout" svg:width="0.487cm" svg:height="0.439cm" draw:transform="skewX (-0.00453785605518526) rotate (0.0102974425867665) translate (3.38743188241891cm 16.261398324982cm)" svg:viewBox="0 0 488 440" draw:points="0,440 0,337 390,129 390,0 488,52 488,181">
                <text:p/>
              </draw:polygon>
              <draw:polygon draw:style-name="gr13" draw:text-style-name="P2" draw:layer="layout" svg:width="1.56cm" svg:height="1.964cm" draw:transform="skewX (-0.0015707963267949) rotate (0.0122173047639603) translate (2.33678383078838cm 14.3880817886705cm)" svg:viewBox="0 0 1561 1965" draw:points="1,1138 0,0 1561,827 1561,1965">
                <text:p/>
              </draw:polygon>
              <draw:polygon draw:style-name="gr14" draw:text-style-name="P6" draw:layer="layout" svg:width="1.462cm" svg:height="1.809cm" draw:transform="skewX (-0.00226892802759263) rotate (0.0123918376891597) translate (2.38646345660811cm 14.464739776196cm)" svg:viewBox="0 0 1463 1810" draw:points="0,1034 0,0 1463,776 1462,1810">
                <text:p/>
              </draw:polygon>
              <draw:polygon draw:style-name="gr15" draw:text-style-name="P3" draw:layer="layout" svg:width="1.658cm" svg:height="0.878cm" draw:transform="skewX (-0.00122173047639603) rotate (0.0120427718387609) translate (2.33609601785356cm 14.3362311742671cm)" svg:viewBox="0 0 1659 879" draw:points="1561,879 0,52 97,0 1659,827">
                <text:p/>
              </draw:polygon>
              <draw:polygon draw:style-name="gr16" draw:text-style-name="P4" draw:layer="layout" svg:width="0.097cm" svg:height="1.188cm" draw:transform="skewX (-0.00418879020478639) rotate (0.0102974425867665) translate (3.90792732022786cm 15.1439505908616cm)" svg:viewBox="0 0 98 1189" draw:points="0,1189 0,52 98,0 98,1137">
                <text:p/>
              </draw:polygon>
              <draw:polygon draw:style-name="gr17" draw:text-style-name="P5" draw:layer="layout" svg:width="1.658cm" svg:height="2.377cm" draw:transform="skewX (-0.00174532925199433) rotate (0.0120427718387609) translate (2.3360688684755cm 14.3362315012367cm)" svg:viewBox="0 0 1659 2378" draw:points="98,0 1658,827 1659,1964 1561,2016 1513,1990 1513,2119 1026,2378 538,2119 538,2016 928,1809 928,1680 1,1189 0,52">
                <text:p/>
              </draw:polygon>
            </draw:g>
          </draw:g>
          <draw:g draw:style-name="gr1">
            <draw:path draw:style-name="gr18" draw:text-style-name="P1" draw:layer="layout" svg:width="0.634cm" svg:height="0.31cm" draw:transform="rotate (0.0109955742875643) translate (3.20360406101479cm 17.0394654110551cm)" svg:viewBox="0 0 635 311" svg:d="M3 311c135-1 632-130 632-208-1-77-13-103-147-103 0 78-536 52-485 311z">
              <text:p/>
            </draw:path>
            <draw:g draw:style-name="gr3">
              <draw:polygon draw:style-name="gr19" draw:text-style-name="P3" draw:layer="layout" svg:width="2.095cm" svg:height="1.11cm" draw:transform="skewX (-0.00366519142918809) rotate (0.0118682389135614) translate (1.63078012479626cm 16.1801526580489cm)" svg:viewBox="0 0 2096 1111" draw:points="1559,1111 0,284 537,0 2096,826">
                <text:p/>
              </draw:polygon>
              <draw:polygon draw:style-name="gr20" draw:text-style-name="P7" draw:layer="layout" svg:width="1.413cm" svg:height="0.749cm" draw:transform="skewX (-0.0026179938779915) rotate (0.0120427718387609) translate (1.77846088491793cm 16.2557299575695cm)" svg:viewBox="0 0 1414 750" draw:points="0,207 390,0 1414,543 1024,750">
                <text:p/>
              </draw:polygon>
              <draw:polygon draw:style-name="gr21" draw:text-style-name="P7" draw:layer="layout" svg:width="0.682cm" svg:height="0.361cm" draw:transform="skewX (-0.00279252680319093) rotate (0.011693705988362) translate (2.9081631365517cm 16.8365669327206cm)" svg:viewBox="0 0 683 362" draw:points="0,207 390,0 683,155 293,362">
                <text:p/>
              </draw:polygon>
              <draw:polygon draw:style-name="gr22" draw:text-style-name="P4" draw:layer="layout" svg:width="0.535cm" svg:height="0.387cm" draw:transform="rotate (0.0111701072127637) translate (3.20393920385647cm 16.9876527007998cm)" svg:viewBox="0 0 536 388" draw:points="0,388 0,285 536,0 536,103">
                <text:p/>
              </draw:polygon>
              <draw:line draw:style-name="gr23" draw:text-style-name="P8" draw:layer="layout" svg:x1="1.878cm" svg:y1="16.41cm" svg:x2="2.91cm" svg:y2="16.94cm">
                <text:p/>
              </draw:line>
              <draw:line draw:style-name="gr24" draw:text-style-name="P8" draw:layer="layout" svg:x1="1.975cm" svg:y1="16.357cm" svg:x2="3.007cm" svg:y2="16.887cm">
                <text:p/>
              </draw:line>
              <draw:line draw:style-name="gr25" draw:text-style-name="P8" draw:layer="layout" svg:x1="2.072cm" svg:y1="16.304cm" svg:x2="3.104cm" svg:y2="16.834cm">
                <text:p/>
              </draw:line>
              <draw:line draw:style-name="gr26" draw:text-style-name="P8" draw:layer="layout" svg:x1="3.005cm" svg:y1="16.784cm" svg:x2="3.102cm" svg:y2="16.731cm">
                <text:p/>
              </draw:line>
              <draw:line draw:style-name="gr27" draw:text-style-name="P8" draw:layer="layout" svg:x1="2.907cm" svg:y1="16.734cm" svg:x2="3.004cm" svg:y2="16.681cm">
                <text:p/>
              </draw:line>
              <draw:line draw:style-name="gr28" draw:text-style-name="P8" draw:layer="layout" svg:x1="2.808cm" svg:y1="16.683cm" svg:x2="2.905cm" svg:y2="16.63cm">
                <text:p/>
              </draw:line>
              <draw:line draw:style-name="gr29" draw:text-style-name="P8" draw:layer="layout" svg:x1="2.859cm" svg:y1="16.811cm" svg:x2="2.956cm" svg:y2="16.758cm">
                <text:p/>
              </draw:line>
              <draw:line draw:style-name="gr30" draw:text-style-name="P8" draw:layer="layout" svg:x1="2.761cm" svg:y1="16.761cm" svg:x2="2.858cm" svg:y2="16.708cm">
                <text:p/>
              </draw:line>
              <draw:line draw:style-name="gr31" draw:text-style-name="P8" draw:layer="layout" svg:x1="2.663cm" svg:y1="16.711cm" svg:x2="2.76cm" svg:y2="16.658cm">
                <text:p/>
              </draw:line>
              <draw:line draw:style-name="gr32" draw:text-style-name="P8" draw:layer="layout" svg:x1="2.711cm" svg:y1="16.632cm" svg:x2="2.808cm" svg:y2="16.579cm">
                <text:p/>
              </draw:line>
              <draw:line draw:style-name="gr33" draw:text-style-name="P8" draw:layer="layout" svg:x1="2.565cm" svg:y1="16.66cm" svg:x2="2.662cm" svg:y2="16.607cm">
                <text:p/>
              </draw:line>
              <draw:line draw:style-name="gr34" draw:text-style-name="P8" draw:layer="layout" svg:x1="2.612cm" svg:y1="16.582cm" svg:x2="2.709cm" svg:y2="16.529cm">
                <text:p/>
              </draw:line>
              <draw:line draw:style-name="gr35" draw:text-style-name="P8" draw:layer="layout" svg:x1="2.514cm" svg:y1="16.531cm" svg:x2="2.611cm" svg:y2="16.478cm">
                <text:p/>
              </draw:line>
              <draw:line draw:style-name="gr36" draw:text-style-name="P8" draw:layer="layout" svg:x1="2.416cm" svg:y1="16.481cm" svg:x2="2.513cm" svg:y2="16.428cm">
                <text:p/>
              </draw:line>
              <draw:line draw:style-name="gr37" draw:text-style-name="P8" draw:layer="layout" svg:x1="2.466cm" svg:y1="16.61cm" svg:x2="2.563cm" svg:y2="16.557cm">
                <text:p/>
              </draw:line>
              <draw:line draw:style-name="gr38" draw:text-style-name="P8" draw:layer="layout" svg:x1="2.368cm" svg:y1="16.559cm" svg:x2="2.465cm" svg:y2="16.506cm">
                <text:p/>
              </draw:line>
              <draw:line draw:style-name="gr39" draw:text-style-name="P8" draw:layer="layout" svg:x1="2.27cm" svg:y1="16.509cm" svg:x2="2.367cm" svg:y2="16.456cm">
                <text:p/>
              </draw:line>
              <draw:line draw:style-name="gr40" draw:text-style-name="P8" draw:layer="layout" svg:x1="2.318cm" svg:y1="16.431cm" svg:x2="2.415cm" svg:y2="16.378cm">
                <text:p/>
              </draw:line>
              <draw:line draw:style-name="gr41" draw:text-style-name="P8" draw:layer="layout" svg:x1="2.172cm" svg:y1="16.458cm" svg:x2="2.269cm" svg:y2="16.405cm">
                <text:p/>
              </draw:line>
              <draw:line draw:style-name="gr42" draw:text-style-name="P8" draw:layer="layout" svg:x1="2.219cm" svg:y1="16.38cm" svg:x2="2.316cm" svg:y2="16.327cm">
                <text:p/>
              </draw:line>
              <draw:line draw:style-name="gr43" draw:text-style-name="P8" draw:layer="layout" svg:x1="2.121cm" svg:y1="16.329cm" svg:x2="2.218cm" svg:y2="16.276cm">
                <text:p/>
              </draw:line>
              <draw:line draw:style-name="gr44" draw:text-style-name="P8" draw:layer="layout" svg:x1="2.073cm" svg:y1="16.408cm" svg:x2="2.17cm" svg:y2="16.355cm">
                <text:p/>
              </draw:line>
              <draw:line draw:style-name="gr45" draw:text-style-name="P8" draw:layer="layout" svg:x1="2.714cm" svg:y1="16.839cm" svg:x2="2.811cm" svg:y2="16.786cm">
                <text:p/>
              </draw:line>
              <draw:line draw:style-name="gr46" draw:text-style-name="P8" draw:layer="layout" svg:x1="2.615cm" svg:y1="16.789cm" svg:x2="2.712cm" svg:y2="16.736cm">
                <text:p/>
              </draw:line>
              <draw:line draw:style-name="gr47" draw:text-style-name="P8" draw:layer="layout" svg:x1="2.517cm" svg:y1="16.738cm" svg:x2="2.614cm" svg:y2="16.685cm">
                <text:p/>
              </draw:line>
              <draw:line draw:style-name="gr48" draw:text-style-name="P8" draw:layer="layout" svg:x1="2.469cm" svg:y1="16.816cm" svg:x2="2.566cm" svg:y2="16.763cm">
                <text:p/>
              </draw:line>
              <draw:line draw:style-name="gr49" draw:text-style-name="P8" draw:layer="layout" svg:x1="2.371cm" svg:y1="16.766cm" svg:x2="2.468cm" svg:y2="16.713cm">
                <text:p/>
              </draw:line>
              <draw:line draw:style-name="gr50" draw:text-style-name="P8" draw:layer="layout" svg:x1="2.419cm" svg:y1="16.688cm" svg:x2="2.516cm" svg:y2="16.635cm">
                <text:p/>
              </draw:line>
              <draw:line draw:style-name="gr51" draw:text-style-name="P8" draw:layer="layout" svg:x1="2.321cm" svg:y1="16.637cm" svg:x2="2.418cm" svg:y2="16.584cm">
                <text:p/>
              </draw:line>
              <draw:line draw:style-name="gr52" draw:text-style-name="P8" draw:layer="layout" svg:x1="2.222cm" svg:y1="16.587cm" svg:x2="2.319cm" svg:y2="16.534cm">
                <text:p/>
              </draw:line>
              <draw:line draw:style-name="gr53" draw:text-style-name="P8" draw:layer="layout" svg:x1="2.124cm" svg:y1="16.536cm" svg:x2="2.221cm" svg:y2="16.483cm">
                <text:p/>
              </draw:line>
              <draw:line draw:style-name="gr54" draw:text-style-name="P8" draw:layer="layout" svg:x1="1.978cm" svg:y1="16.564cm" svg:x2="2.075cm" svg:y2="16.511cm">
                <text:p/>
              </draw:line>
              <draw:line draw:style-name="gr55" draw:text-style-name="P8" draw:layer="layout" svg:x1="2.026cm" svg:y1="16.486cm" svg:x2="2.123cm" svg:y2="16.433cm">
                <text:p/>
              </draw:line>
              <draw:line draw:style-name="gr56" draw:text-style-name="P8" draw:layer="layout" svg:x1="1.88cm" svg:y1="16.513cm" svg:x2="1.977cm" svg:y2="16.46cm">
                <text:p/>
              </draw:line>
              <draw:line draw:style-name="gr57" draw:text-style-name="P8" draw:layer="layout" svg:x1="2.666cm" svg:y1="16.917cm" svg:x2="2.763cm" svg:y2="16.864cm">
                <text:p/>
              </draw:line>
              <draw:line draw:style-name="gr58" draw:text-style-name="P8" draw:layer="layout" svg:x1="2.568cm" svg:y1="16.867cm" svg:x2="2.665cm" svg:y2="16.814cm">
                <text:p/>
              </draw:line>
              <draw:line draw:style-name="gr59" draw:text-style-name="P8" draw:layer="layout" svg:x1="3.009cm" svg:y1="17.095cm" svg:x2="3.396cm" svg:y2="16.883cm">
                <text:p/>
              </draw:line>
              <draw:line draw:style-name="gr60" draw:text-style-name="P8" draw:layer="layout" svg:x1="3.108cm" svg:y1="17.145cm" svg:x2="3.495cm" svg:y2="16.933cm">
                <text:p/>
              </draw:line>
              <draw:line draw:style-name="gr61" draw:text-style-name="P8" draw:layer="layout" svg:x1="3.202cm" svg:y1="16.885cm" svg:x2="3.497cm" svg:y2="17.036cm">
                <text:p/>
              </draw:line>
              <draw:line draw:style-name="gr62" draw:text-style-name="P8" draw:layer="layout" svg:x1="3.105cm" svg:y1="16.938cm" svg:x2="3.4cm" svg:y2="17.089cm">
                <text:p/>
              </draw:line>
              <draw:line draw:style-name="gr63" draw:text-style-name="P8" draw:layer="layout" svg:x1="3.008cm" svg:y1="16.991cm" svg:x2="3.205cm" svg:y2="17.092cm">
                <text:p/>
              </draw:line>
              <draw:polygon draw:style-name="gr64" draw:text-style-name="P2" draw:layer="layout" svg:width="1.558cm" svg:height="0.93cm" draw:transform="skewX (-0.00314159265358979) rotate (0.0122173047639603) translate (1.63510344758832cm 16.4644016292789cm)" svg:viewBox="0 0 1559 931" draw:points="0,103 0,0 1559,827 1559,931">
                <text:p/>
              </draw:polygon>
              <draw:polygon draw:style-name="gr65" draw:text-style-name="P5" draw:layer="layout" svg:width="2.095cm" svg:height="1.213cm" draw:transform="skewX (-0.00418879020478639) rotate (0.0118682389135614) translate (1.63046606947444cm 16.1801563855075cm)" svg:viewBox="0 0 2096 1214" draw:points="537,0 2096,826 2096,930 1559,1214 0,388 0,284">
                <text:p/>
              </draw:polygon>
            </draw:g>
          </draw:g>
        </draw:g>
        <draw:g draw:style-name="gr1">
          <draw:glue-point draw:id="4" svg:x="-2.307cm" svg:y="2.933cm"/>
          <draw:glue-point draw:id="5" svg:x="3.525cm" svg:y="-0.947cm"/>
          <draw:glue-point draw:id="6" svg:x="1.128cm" svg:y="-3.617cm"/>
          <draw:glue-point draw:id="7" svg:x="-2.406cm" svg:y="-2.796cm"/>
          <draw:glue-point draw:id="8" svg:x="-2.089cm" svg:y="-4.999cm"/>
          <draw:glue-point draw:id="9" svg:x="0.783cm" svg:y="-3.838cm"/>
          <draw:glue-point draw:id="10" svg:x="0.676cm" svg:y="4.157cm"/>
          <draw:g draw:style-name="gr1">
            <draw:path draw:style-name="gr66" draw:text-style-name="P1" draw:layer="layout" svg:width="0.533cm" svg:height="0.309cm" draw:transform="rotate (0.0130899693899575) translate (11.1464728104621cm 10.5317410256988cm)" svg:viewBox="0 0 534 310" svg:d="M0 310c134 0 534-103 534-181 0-77-12-129-146-129 0 78-391 77-388 310z">
              <text:p/>
            </draw:path>
            <draw:g draw:style-name="gr3">
              <draw:polygon draw:style-name="gr67" draw:text-style-name="P2" draw:layer="layout" svg:width="0.243cm" svg:height="0.258cm" draw:transform="rotate (0.0123918376891597) translate (10.9498350144377cm 10.5856327584838cm)" svg:viewBox="0 0 244 259" draw:points="0,155 48,0 244,103 195,259">
                <text:p/>
              </draw:polygon>
              <draw:polygon draw:style-name="gr68" draw:text-style-name="P3" draw:layer="layout" svg:width="0.535cm" svg:height="0.283cm" draw:transform="rotate (0.0130899693899575) translate (10.9959155546823cm 10.4044203085727cm)" svg:viewBox="0 0 536 284" draw:points="0,181 97,103 244,26 341,0 536,103 439,129 293,207 195,284">
                <text:p/>
              </draw:polygon>
              <draw:path draw:style-name="gr69" draw:text-style-name="P4" draw:layer="layout" svg:width="0.439cm" svg:height="0.335cm" draw:transform="skewX (-0.00593411945678072) rotate (0.0113446401379631) translate (11.1425023205115cm 10.5051963044983cm)" svg:viewBox="0 0 440 336" svg:d="M440 103c0-155-98-103-195-51-98 51-196 52-245 284 0 0 195-103 440-233z">
                <text:p/>
              </draw:path>
              <draw:path draw:style-name="gr70" draw:text-style-name="P5" draw:layer="layout" svg:width="0.633cm" svg:height="0.439cm" draw:transform="rotate (0.0125663706143592) translate (10.9475360508762cm 10.4048496609578cm)" svg:viewBox="0 0 634 440" svg:d="M390 0c-98 26-98 26-195 78-49 25-147 51-195 258 98 52 98 52 195 104 56-24 341-181 439-233 0-129-98-129-244-207z">
                <text:p/>
              </draw:path>
            </draw:g>
          </draw:g>
          <draw:g draw:style-name="gr1">
            <draw:path draw:style-name="gr71" draw:text-style-name="P1" draw:layer="layout" svg:width="0.876cm" svg:height="0.619cm" draw:transform="rotate (0.0125663706143592) translate (10.6880327091688cm 9.29638382758863cm)" svg:viewBox="0 0 877 620" svg:d="M3 620c134 0 875-25 874-258 0-233-255-362-389-362 0 78-535 52-485 620z">
              <text:p/>
            </draw:path>
            <draw:g draw:style-name="gr3">
              <draw:polygon draw:style-name="gr72" draw:text-style-name="P2" draw:layer="layout" svg:width="0.486cm" svg:height="0.36cm" draw:transform="skewX (-0.00558505360638185) rotate (0.0102974425867665) translate (10.2029229332269cm 9.5608162247236cm)" svg:viewBox="0 0 487 361" draw:points="0,103 0,0 487,258 487,361">
                <text:p/>
              </draw:polygon>
              <draw:polygon draw:style-name="gr73" draw:text-style-name="P2" draw:layer="layout" svg:width="0.487cm" svg:height="0.439cm" draw:transform="skewX (-0.00226892802759263) rotate (0.0122173047639603) translate (10.5875855522057cm 9.16830040627541cm)" svg:viewBox="0 0 488 440" draw:points="0,181 0,0 488,259 488,440">
                <text:p/>
              </draw:polygon>
              <draw:polygon draw:style-name="gr74" draw:text-style-name="P3" draw:layer="layout" svg:width="0.877cm" svg:height="0.464cm" draw:transform="rotate (0.0125663706143592) translate (10.20047183084cm 9.35412280725032cm)" svg:viewBox="0 0 878 465" draw:points="0,207 390,0 878,259 488,465">
                <text:p/>
              </draw:polygon>
              <draw:polygon draw:style-name="gr75" draw:text-style-name="P4" draw:layer="layout" svg:width="0.487cm" svg:height="0.439cm" draw:transform="skewX (-0.00453785605518526) rotate (0.0102974425867665) translate (10.6894318824189cm 9.47639832498205cm)" svg:viewBox="0 0 488 440" draw:points="0,440 0,337 390,129 390,0 488,52 488,181">
                <text:p/>
              </draw:polygon>
              <draw:polygon draw:style-name="gr76" draw:text-style-name="P2" draw:layer="layout" svg:width="1.56cm" svg:height="1.964cm" draw:transform="skewX (-0.00157079632679489) rotate (0.0122173047639603) translate (9.6387838307884cm 7.60308178867051cm)" svg:viewBox="0 0 1561 1965" draw:points="1,1138 0,0 1561,827 1561,1965">
                <text:p/>
              </draw:polygon>
              <draw:polygon draw:style-name="gr77" draw:text-style-name="P6" draw:layer="layout" svg:width="1.462cm" svg:height="1.809cm" draw:transform="skewX (-0.00226892802759263) rotate (0.0123918376891597) translate (9.6884634566081cm 7.67973977619602cm)" svg:viewBox="0 0 1463 1810" draw:points="0,1034 0,0 1463,776 1462,1810">
                <text:p/>
              </draw:polygon>
              <draw:polygon draw:style-name="gr78" draw:text-style-name="P3" draw:layer="layout" svg:width="1.658cm" svg:height="0.878cm" draw:transform="skewX (-0.00122173047639603) rotate (0.0120427718387609) translate (9.6380960178536cm 7.55123117426711cm)" svg:viewBox="0 0 1659 879" draw:points="1561,879 0,52 97,0 1659,827">
                <text:p/>
              </draw:polygon>
              <draw:polygon draw:style-name="gr79" draw:text-style-name="P4" draw:layer="layout" svg:width="0.097cm" svg:height="1.188cm" draw:transform="skewX (-0.00418879020478639) rotate (0.0102974425867665) translate (11.2099273202279cm 8.35895059086157cm)" svg:viewBox="0 0 98 1189" draw:points="0,1189 0,52 98,0 98,1137">
                <text:p/>
              </draw:polygon>
              <draw:polygon draw:style-name="gr80" draw:text-style-name="P5" draw:layer="layout" svg:width="1.658cm" svg:height="2.377cm" draw:transform="skewX (-0.00174532925199433) rotate (0.0120427718387609) translate (9.6380688684755cm 7.55123150123669cm)" svg:viewBox="0 0 1659 2378" draw:points="98,0 1658,827 1659,1964 1561,2016 1513,1990 1513,2119 1026,2378 538,2119 538,2016 928,1809 928,1680 1,1189 0,52">
                <text:p/>
              </draw:polygon>
            </draw:g>
          </draw:g>
          <draw:g draw:style-name="gr1">
            <draw:path draw:style-name="gr81" draw:text-style-name="P1" draw:layer="layout" svg:width="0.634cm" svg:height="0.31cm" draw:transform="rotate (0.0109955742875643) translate (10.5056040610148cm 10.2544654110551cm)" svg:viewBox="0 0 635 311" svg:d="M3 311c135-1 632-130 632-208-1-77-13-103-147-103 0 78-536 52-485 311z">
              <text:p/>
            </draw:path>
            <draw:g draw:style-name="gr3">
              <draw:polygon draw:style-name="gr82" draw:text-style-name="P3" draw:layer="layout" svg:width="2.095cm" svg:height="1.11cm" draw:transform="skewX (-0.00366519142918809) rotate (0.0118682389135614) translate (8.9327801247963cm 9.39515265804889cm)" svg:viewBox="0 0 2096 1111" draw:points="1559,1111 0,284 537,0 2096,826">
                <text:p/>
              </draw:polygon>
              <draw:polygon draw:style-name="gr83" draw:text-style-name="P7" draw:layer="layout" svg:width="1.413cm" svg:height="0.749cm" draw:transform="skewX (-0.0026179938779915) rotate (0.0120427718387609) translate (9.0804608849179cm 9.47072995756947cm)" svg:viewBox="0 0 1414 750" draw:points="0,207 390,0 1414,543 1024,750">
                <text:p/>
              </draw:polygon>
              <draw:polygon draw:style-name="gr84" draw:text-style-name="P7" draw:layer="layout" svg:width="0.682cm" svg:height="0.361cm" draw:transform="skewX (-0.00279252680319093) rotate (0.011693705988362) translate (10.2101631365517cm 10.0515669327206cm)" svg:viewBox="0 0 683 362" draw:points="0,207 390,0 683,155 293,362">
                <text:p/>
              </draw:polygon>
              <draw:polygon draw:style-name="gr85" draw:text-style-name="P4" draw:layer="layout" svg:width="0.535cm" svg:height="0.387cm" draw:transform="rotate (0.0111701072127637) translate (10.5059392038565cm 10.2026527007998cm)" svg:viewBox="0 0 536 388" draw:points="0,388 0,285 536,0 536,103">
                <text:p/>
              </draw:polygon>
              <draw:line draw:style-name="gr86" draw:text-style-name="P8" draw:layer="layout" svg:x1="9.18cm" svg:y1="9.625cm" svg:x2="10.212cm" svg:y2="10.155cm">
                <text:p/>
              </draw:line>
              <draw:line draw:style-name="gr87" draw:text-style-name="P8" draw:layer="layout" svg:x1="9.277cm" svg:y1="9.572cm" svg:x2="10.309cm" svg:y2="10.102cm">
                <text:p/>
              </draw:line>
              <draw:line draw:style-name="gr88" draw:text-style-name="P8" draw:layer="layout" svg:x1="9.374cm" svg:y1="9.519cm" svg:x2="10.406cm" svg:y2="10.049cm">
                <text:p/>
              </draw:line>
              <draw:line draw:style-name="gr89" draw:text-style-name="P8" draw:layer="layout" svg:x1="10.307cm" svg:y1="9.999cm" svg:x2="10.404cm" svg:y2="9.946cm">
                <text:p/>
              </draw:line>
              <draw:line draw:style-name="gr90" draw:text-style-name="P8" draw:layer="layout" svg:x1="10.209cm" svg:y1="9.949cm" svg:x2="10.306cm" svg:y2="9.896cm">
                <text:p/>
              </draw:line>
              <draw:line draw:style-name="gr91" draw:text-style-name="P8" draw:layer="layout" svg:x1="10.11cm" svg:y1="9.898cm" svg:x2="10.207cm" svg:y2="9.845cm">
                <text:p/>
              </draw:line>
              <draw:line draw:style-name="gr92" draw:text-style-name="P8" draw:layer="layout" svg:x1="10.161cm" svg:y1="10.026cm" svg:x2="10.258cm" svg:y2="9.973cm">
                <text:p/>
              </draw:line>
              <draw:line draw:style-name="gr93" draw:text-style-name="P8" draw:layer="layout" svg:x1="10.063cm" svg:y1="9.976cm" svg:x2="10.16cm" svg:y2="9.923cm">
                <text:p/>
              </draw:line>
              <draw:line draw:style-name="gr94" draw:text-style-name="P8" draw:layer="layout" svg:x1="9.965cm" svg:y1="9.926cm" svg:x2="10.062cm" svg:y2="9.873cm">
                <text:p/>
              </draw:line>
              <draw:line draw:style-name="gr95" draw:text-style-name="P8" draw:layer="layout" svg:x1="10.013cm" svg:y1="9.847cm" svg:x2="10.11cm" svg:y2="9.794cm">
                <text:p/>
              </draw:line>
              <draw:line draw:style-name="gr96" draw:text-style-name="P8" draw:layer="layout" svg:x1="9.867cm" svg:y1="9.875cm" svg:x2="9.964cm" svg:y2="9.822cm">
                <text:p/>
              </draw:line>
              <draw:line draw:style-name="gr97" draw:text-style-name="P8" draw:layer="layout" svg:x1="9.914cm" svg:y1="9.797cm" svg:x2="10.011cm" svg:y2="9.744cm">
                <text:p/>
              </draw:line>
              <draw:line draw:style-name="gr98" draw:text-style-name="P8" draw:layer="layout" svg:x1="9.816cm" svg:y1="9.746cm" svg:x2="9.913cm" svg:y2="9.693cm">
                <text:p/>
              </draw:line>
              <draw:line draw:style-name="gr99" draw:text-style-name="P8" draw:layer="layout" svg:x1="9.718cm" svg:y1="9.696cm" svg:x2="9.815cm" svg:y2="9.643cm">
                <text:p/>
              </draw:line>
              <draw:line draw:style-name="gr100" draw:text-style-name="P8" draw:layer="layout" svg:x1="9.768cm" svg:y1="9.825cm" svg:x2="9.865cm" svg:y2="9.772cm">
                <text:p/>
              </draw:line>
              <draw:line draw:style-name="gr101" draw:text-style-name="P8" draw:layer="layout" svg:x1="9.67cm" svg:y1="9.774cm" svg:x2="9.767cm" svg:y2="9.721cm">
                <text:p/>
              </draw:line>
              <draw:line draw:style-name="gr102" draw:text-style-name="P8" draw:layer="layout" svg:x1="9.572cm" svg:y1="9.724cm" svg:x2="9.669cm" svg:y2="9.671cm">
                <text:p/>
              </draw:line>
              <draw:line draw:style-name="gr103" draw:text-style-name="P8" draw:layer="layout" svg:x1="9.62cm" svg:y1="9.646cm" svg:x2="9.717cm" svg:y2="9.593cm">
                <text:p/>
              </draw:line>
              <draw:line draw:style-name="gr104" draw:text-style-name="P8" draw:layer="layout" svg:x1="9.474cm" svg:y1="9.673cm" svg:x2="9.571cm" svg:y2="9.62cm">
                <text:p/>
              </draw:line>
              <draw:line draw:style-name="gr105" draw:text-style-name="P8" draw:layer="layout" svg:x1="9.521cm" svg:y1="9.595cm" svg:x2="9.618cm" svg:y2="9.542cm">
                <text:p/>
              </draw:line>
              <draw:line draw:style-name="gr106" draw:text-style-name="P8" draw:layer="layout" svg:x1="9.423cm" svg:y1="9.544cm" svg:x2="9.52cm" svg:y2="9.491cm">
                <text:p/>
              </draw:line>
              <draw:line draw:style-name="gr107" draw:text-style-name="P8" draw:layer="layout" svg:x1="9.375cm" svg:y1="9.623cm" svg:x2="9.472cm" svg:y2="9.57cm">
                <text:p/>
              </draw:line>
              <draw:line draw:style-name="gr108" draw:text-style-name="P8" draw:layer="layout" svg:x1="10.016cm" svg:y1="10.054cm" svg:x2="10.113cm" svg:y2="10.001cm">
                <text:p/>
              </draw:line>
              <draw:line draw:style-name="gr109" draw:text-style-name="P8" draw:layer="layout" svg:x1="9.917cm" svg:y1="10.004cm" svg:x2="10.014cm" svg:y2="9.951cm">
                <text:p/>
              </draw:line>
              <draw:line draw:style-name="gr110" draw:text-style-name="P8" draw:layer="layout" svg:x1="9.819cm" svg:y1="9.953cm" svg:x2="9.916cm" svg:y2="9.9cm">
                <text:p/>
              </draw:line>
              <draw:line draw:style-name="gr111" draw:text-style-name="P8" draw:layer="layout" svg:x1="9.771cm" svg:y1="10.031cm" svg:x2="9.868cm" svg:y2="9.978cm">
                <text:p/>
              </draw:line>
              <draw:line draw:style-name="gr112" draw:text-style-name="P8" draw:layer="layout" svg:x1="9.673cm" svg:y1="9.981cm" svg:x2="9.77cm" svg:y2="9.928cm">
                <text:p/>
              </draw:line>
              <draw:line draw:style-name="gr113" draw:text-style-name="P8" draw:layer="layout" svg:x1="9.721cm" svg:y1="9.903cm" svg:x2="9.818cm" svg:y2="9.85cm">
                <text:p/>
              </draw:line>
              <draw:line draw:style-name="gr114" draw:text-style-name="P8" draw:layer="layout" svg:x1="9.623cm" svg:y1="9.852cm" svg:x2="9.72cm" svg:y2="9.799cm">
                <text:p/>
              </draw:line>
              <draw:line draw:style-name="gr115" draw:text-style-name="P8" draw:layer="layout" svg:x1="9.524cm" svg:y1="9.802cm" svg:x2="9.621cm" svg:y2="9.749cm">
                <text:p/>
              </draw:line>
              <draw:line draw:style-name="gr116" draw:text-style-name="P8" draw:layer="layout" svg:x1="9.426cm" svg:y1="9.751cm" svg:x2="9.523cm" svg:y2="9.698cm">
                <text:p/>
              </draw:line>
              <draw:line draw:style-name="gr117" draw:text-style-name="P8" draw:layer="layout" svg:x1="9.28cm" svg:y1="9.779cm" svg:x2="9.377cm" svg:y2="9.726cm">
                <text:p/>
              </draw:line>
              <draw:line draw:style-name="gr118" draw:text-style-name="P8" draw:layer="layout" svg:x1="9.328cm" svg:y1="9.701cm" svg:x2="9.425cm" svg:y2="9.648cm">
                <text:p/>
              </draw:line>
              <draw:line draw:style-name="gr119" draw:text-style-name="P8" draw:layer="layout" svg:x1="9.182cm" svg:y1="9.728cm" svg:x2="9.279cm" svg:y2="9.675cm">
                <text:p/>
              </draw:line>
              <draw:line draw:style-name="gr120" draw:text-style-name="P8" draw:layer="layout" svg:x1="9.968cm" svg:y1="10.132cm" svg:x2="10.065cm" svg:y2="10.079cm">
                <text:p/>
              </draw:line>
              <draw:line draw:style-name="gr121" draw:text-style-name="P8" draw:layer="layout" svg:x1="9.87cm" svg:y1="10.082cm" svg:x2="9.967cm" svg:y2="10.029cm">
                <text:p/>
              </draw:line>
              <draw:line draw:style-name="gr122" draw:text-style-name="P8" draw:layer="layout" svg:x1="10.311cm" svg:y1="10.31cm" svg:x2="10.698cm" svg:y2="10.098cm">
                <text:p/>
              </draw:line>
              <draw:line draw:style-name="gr123" draw:text-style-name="P8" draw:layer="layout" svg:x1="10.41cm" svg:y1="10.36cm" svg:x2="10.797cm" svg:y2="10.148cm">
                <text:p/>
              </draw:line>
              <draw:line draw:style-name="gr124" draw:text-style-name="P8" draw:layer="layout" svg:x1="10.504cm" svg:y1="10.1cm" svg:x2="10.799cm" svg:y2="10.251cm">
                <text:p/>
              </draw:line>
              <draw:line draw:style-name="gr125" draw:text-style-name="P8" draw:layer="layout" svg:x1="10.407cm" svg:y1="10.153cm" svg:x2="10.702cm" svg:y2="10.304cm">
                <text:p/>
              </draw:line>
              <draw:line draw:style-name="gr126" draw:text-style-name="P8" draw:layer="layout" svg:x1="10.31cm" svg:y1="10.206cm" svg:x2="10.507cm" svg:y2="10.307cm">
                <text:p/>
              </draw:line>
              <draw:polygon draw:style-name="gr127" draw:text-style-name="P2" draw:layer="layout" svg:width="1.558cm" svg:height="0.93cm" draw:transform="skewX (-0.00314159265358979) rotate (0.0122173047639603) translate (8.9371034475883cm 9.67940162927888cm)" svg:viewBox="0 0 1559 931" draw:points="0,103 0,0 1559,827 1559,931">
                <text:p/>
              </draw:polygon>
              <draw:polygon draw:style-name="gr128" draw:text-style-name="P5" draw:layer="layout" svg:width="2.095cm" svg:height="1.213cm" draw:transform="skewX (-0.00418879020478639) rotate (0.0118682389135614) translate (8.9324660694744cm 9.39515638550749cm)" svg:viewBox="0 0 2096 1214" draw:points="537,0 2096,826 2096,930 1559,1214 0,388 0,284">
                <text:p/>
              </draw:polygon>
            </draw:g>
          </draw:g>
        </draw:g>
        <draw:g draw:style-name="gr1">
          <draw:glue-point draw:id="4" svg:x="-2.307cm" svg:y="2.933cm"/>
          <draw:glue-point draw:id="5" svg:x="3.525cm" svg:y="-0.947cm"/>
          <draw:glue-point draw:id="6" svg:x="1.128cm" svg:y="-3.617cm"/>
          <draw:glue-point draw:id="7" svg:x="-2.406cm" svg:y="-2.796cm"/>
          <draw:glue-point draw:id="8" svg:x="-2.089cm" svg:y="-4.999cm"/>
          <draw:glue-point draw:id="9" svg:x="0.783cm" svg:y="-3.838cm"/>
          <draw:glue-point draw:id="10" svg:x="0.676cm" svg:y="4.157cm"/>
          <draw:g draw:style-name="gr1">
            <draw:path draw:style-name="gr129" draw:text-style-name="P1" draw:layer="layout" svg:width="0.533cm" svg:height="0.309cm" draw:transform="rotate (0.0130899693899575) translate (5.86147281046207cm 21.6447410256988cm)" svg:viewBox="0 0 534 310" svg:d="M0 310c134 0 534-103 534-181 0-77-12-129-146-129 0 78-391 77-388 310z">
              <text:p/>
            </draw:path>
            <draw:g draw:style-name="gr3">
              <draw:polygon draw:style-name="gr130" draw:text-style-name="P2" draw:layer="layout" svg:width="0.243cm" svg:height="0.258cm" draw:transform="rotate (0.0123918376891597) translate (5.66483501443772cm 21.6986327584838cm)" svg:viewBox="0 0 244 259" draw:points="0,155 48,0 244,103 195,259">
                <text:p/>
              </draw:polygon>
              <draw:polygon draw:style-name="gr131" draw:text-style-name="P3" draw:layer="layout" svg:width="0.535cm" svg:height="0.283cm" draw:transform="rotate (0.0130899693899575) translate (5.7109155546823cm 21.5174203085727cm)" svg:viewBox="0 0 536 284" draw:points="0,181 97,103 244,26 341,0 536,103 439,129 293,207 195,284">
                <text:p/>
              </draw:polygon>
              <draw:path draw:style-name="gr132" draw:text-style-name="P4" draw:layer="layout" svg:width="0.439cm" svg:height="0.335cm" draw:transform="skewX (-0.00593411945678072) rotate (0.0113446401379631) translate (5.85750232051153cm 21.6181963044983cm)" svg:viewBox="0 0 440 336" svg:d="M440 103c0-155-98-103-195-51-98 51-196 52-245 284 0 0 195-103 440-233z">
                <text:p/>
              </draw:path>
              <draw:path draw:style-name="gr133" draw:text-style-name="P5" draw:layer="layout" svg:width="0.633cm" svg:height="0.439cm" draw:transform="rotate (0.0125663706143592) translate (5.66253605087622cm 21.5178496609578cm)" svg:viewBox="0 0 634 440" svg:d="M390 0c-98 26-98 26-195 78-49 25-147 51-195 258 98 52 98 52 195 104 56-24 341-181 439-233 0-129-98-129-244-207z">
                <text:p/>
              </draw:path>
            </draw:g>
          </draw:g>
          <draw:g draw:style-name="gr1">
            <draw:path draw:style-name="gr134" draw:text-style-name="P1" draw:layer="layout" svg:width="0.876cm" svg:height="0.619cm" draw:transform="rotate (0.0125663706143592) translate (5.40303270916878cm 20.4093838275886cm)" svg:viewBox="0 0 877 620" svg:d="M3 620c134 0 875-25 874-258 0-233-255-362-389-362 0 78-535 52-485 620z">
              <text:p/>
            </draw:path>
            <draw:g draw:style-name="gr3">
              <draw:polygon draw:style-name="gr135" draw:text-style-name="P2" draw:layer="layout" svg:width="0.486cm" svg:height="0.36cm" draw:transform="skewX (-0.00558505360638185) rotate (0.0102974425867665) translate (4.91792293322691cm 20.6738162247236cm)" svg:viewBox="0 0 487 361" draw:points="0,103 0,0 487,258 487,361">
                <text:p/>
              </draw:polygon>
              <draw:polygon draw:style-name="gr136" draw:text-style-name="P2" draw:layer="layout" svg:width="0.487cm" svg:height="0.439cm" draw:transform="skewX (-0.00226892802759263) rotate (0.0122173047639603) translate (5.30258555220566cm 20.2813004062754cm)" svg:viewBox="0 0 488 440" draw:points="0,181 0,0 488,259 488,440">
                <text:p/>
              </draw:polygon>
              <draw:polygon draw:style-name="gr137" draw:text-style-name="P3" draw:layer="layout" svg:width="0.877cm" svg:height="0.464cm" draw:transform="rotate (0.0125663706143592) translate (4.91547183083998cm 20.4671228072503cm)" svg:viewBox="0 0 878 465" draw:points="0,207 390,0 878,259 488,465">
                <text:p/>
              </draw:polygon>
              <draw:polygon draw:style-name="gr138" draw:text-style-name="P4" draw:layer="layout" svg:width="0.487cm" svg:height="0.439cm" draw:transform="skewX (-0.00453785605518526) rotate (0.0102974425867665) translate (5.40443188241891cm 20.589398324982cm)" svg:viewBox="0 0 488 440" draw:points="0,440 0,337 390,129 390,0 488,52 488,181">
                <text:p/>
              </draw:polygon>
              <draw:polygon draw:style-name="gr139" draw:text-style-name="P2" draw:layer="layout" svg:width="1.56cm" svg:height="1.964cm" draw:transform="skewX (-0.0015707963267949) rotate (0.0122173047639603) translate (4.35378383078838cm 18.7160817886705cm)" svg:viewBox="0 0 1561 1965" draw:points="1,1138 0,0 1561,827 1561,1965">
                <text:p/>
              </draw:polygon>
              <draw:polygon draw:style-name="gr140" draw:text-style-name="P6" draw:layer="layout" svg:width="1.462cm" svg:height="1.809cm" draw:transform="skewX (-0.00226892802759263) rotate (0.0123918376891597) translate (4.40346345660811cm 18.792739776196cm)" svg:viewBox="0 0 1463 1810" draw:points="0,1034 0,0 1463,776 1462,1810">
                <text:p/>
              </draw:polygon>
              <draw:polygon draw:style-name="gr141" draw:text-style-name="P3" draw:layer="layout" svg:width="1.658cm" svg:height="0.878cm" draw:transform="skewX (-0.00122173047639603) rotate (0.0120427718387609) translate (4.35309601785356cm 18.6642311742671cm)" svg:viewBox="0 0 1659 879" draw:points="1561,879 0,52 97,0 1659,827">
                <text:p/>
              </draw:polygon>
              <draw:polygon draw:style-name="gr142" draw:text-style-name="P4" draw:layer="layout" svg:width="0.097cm" svg:height="1.188cm" draw:transform="skewX (-0.00418879020478639) rotate (0.0102974425867665) translate (5.92492732022786cm 19.4719505908616cm)" svg:viewBox="0 0 98 1189" draw:points="0,1189 0,52 98,0 98,1137">
                <text:p/>
              </draw:polygon>
              <draw:polygon draw:style-name="gr143" draw:text-style-name="P5" draw:layer="layout" svg:width="1.658cm" svg:height="2.377cm" draw:transform="skewX (-0.00174532925199433) rotate (0.0120427718387609) translate (4.3530688684755cm 18.6642315012367cm)" svg:viewBox="0 0 1659 2378" draw:points="98,0 1658,827 1659,1964 1561,2016 1513,1990 1513,2119 1026,2378 538,2119 538,2016 928,1809 928,1680 1,1189 0,52">
                <text:p/>
              </draw:polygon>
            </draw:g>
          </draw:g>
          <draw:g draw:style-name="gr1">
            <draw:path draw:style-name="gr144" draw:text-style-name="P1" draw:layer="layout" svg:width="0.634cm" svg:height="0.31cm" draw:transform="rotate (0.0109955742875643) translate (5.22060406101479cm 21.3674654110551cm)" svg:viewBox="0 0 635 311" svg:d="M3 311c135-1 632-130 632-208-1-77-13-103-147-103 0 78-536 52-485 311z">
              <text:p/>
            </draw:path>
            <draw:g draw:style-name="gr3">
              <draw:polygon draw:style-name="gr145" draw:text-style-name="P3" draw:layer="layout" svg:width="2.095cm" svg:height="1.11cm" draw:transform="skewX (-0.00366519142918809) rotate (0.0118682389135614) translate (3.64778012479626cm 20.5081526580489cm)" svg:viewBox="0 0 2096 1111" draw:points="1559,1111 0,284 537,0 2096,826">
                <text:p/>
              </draw:polygon>
              <draw:polygon draw:style-name="gr146" draw:text-style-name="P7" draw:layer="layout" svg:width="1.413cm" svg:height="0.749cm" draw:transform="skewX (-0.0026179938779915) rotate (0.0120427718387609) translate (3.79546088491793cm 20.5837299575695cm)" svg:viewBox="0 0 1414 750" draw:points="0,207 390,0 1414,543 1024,750">
                <text:p/>
              </draw:polygon>
              <draw:polygon draw:style-name="gr147" draw:text-style-name="P7" draw:layer="layout" svg:width="0.682cm" svg:height="0.361cm" draw:transform="skewX (-0.00279252680319093) rotate (0.011693705988362) translate (4.9251631365517cm 21.1645669327206cm)" svg:viewBox="0 0 683 362" draw:points="0,207 390,0 683,155 293,362">
                <text:p/>
              </draw:polygon>
              <draw:polygon draw:style-name="gr148" draw:text-style-name="P4" draw:layer="layout" svg:width="0.535cm" svg:height="0.387cm" draw:transform="rotate (0.0111701072127637) translate (5.22093920385647cm 21.3156527007998cm)" svg:viewBox="0 0 536 388" draw:points="0,388 0,285 536,0 536,103">
                <text:p/>
              </draw:polygon>
              <draw:line draw:style-name="gr149" draw:text-style-name="P8" draw:layer="layout" svg:x1="3.895cm" svg:y1="20.738cm" svg:x2="4.927cm" svg:y2="21.268cm">
                <text:p/>
              </draw:line>
              <draw:line draw:style-name="gr150" draw:text-style-name="P8" draw:layer="layout" svg:x1="3.992cm" svg:y1="20.685cm" svg:x2="5.024cm" svg:y2="21.215cm">
                <text:p/>
              </draw:line>
              <draw:line draw:style-name="gr151" draw:text-style-name="P8" draw:layer="layout" svg:x1="4.089cm" svg:y1="20.632cm" svg:x2="5.121cm" svg:y2="21.162cm">
                <text:p/>
              </draw:line>
              <draw:line draw:style-name="gr152" draw:text-style-name="P8" draw:layer="layout" svg:x1="5.022cm" svg:y1="21.112cm" svg:x2="5.119cm" svg:y2="21.059cm">
                <text:p/>
              </draw:line>
              <draw:line draw:style-name="gr153" draw:text-style-name="P8" draw:layer="layout" svg:x1="4.924cm" svg:y1="21.062cm" svg:x2="5.021cm" svg:y2="21.009cm">
                <text:p/>
              </draw:line>
              <draw:line draw:style-name="gr154" draw:text-style-name="P8" draw:layer="layout" svg:x1="4.825cm" svg:y1="21.011cm" svg:x2="4.922cm" svg:y2="20.958cm">
                <text:p/>
              </draw:line>
              <draw:line draw:style-name="gr155" draw:text-style-name="P8" draw:layer="layout" svg:x1="4.876cm" svg:y1="21.139cm" svg:x2="4.973cm" svg:y2="21.086cm">
                <text:p/>
              </draw:line>
              <draw:line draw:style-name="gr156" draw:text-style-name="P8" draw:layer="layout" svg:x1="4.778cm" svg:y1="21.089cm" svg:x2="4.875cm" svg:y2="21.036cm">
                <text:p/>
              </draw:line>
              <draw:line draw:style-name="gr157" draw:text-style-name="P8" draw:layer="layout" svg:x1="4.68cm" svg:y1="21.039cm" svg:x2="4.777cm" svg:y2="20.986cm">
                <text:p/>
              </draw:line>
              <draw:line draw:style-name="gr158" draw:text-style-name="P8" draw:layer="layout" svg:x1="4.728cm" svg:y1="20.96cm" svg:x2="4.825cm" svg:y2="20.907cm">
                <text:p/>
              </draw:line>
              <draw:line draw:style-name="gr159" draw:text-style-name="P8" draw:layer="layout" svg:x1="4.582cm" svg:y1="20.988cm" svg:x2="4.679cm" svg:y2="20.935cm">
                <text:p/>
              </draw:line>
              <draw:line draw:style-name="gr160" draw:text-style-name="P8" draw:layer="layout" svg:x1="4.629cm" svg:y1="20.91cm" svg:x2="4.726cm" svg:y2="20.857cm">
                <text:p/>
              </draw:line>
              <draw:line draw:style-name="gr161" draw:text-style-name="P8" draw:layer="layout" svg:x1="4.531cm" svg:y1="20.859cm" svg:x2="4.628cm" svg:y2="20.806cm">
                <text:p/>
              </draw:line>
              <draw:line draw:style-name="gr162" draw:text-style-name="P8" draw:layer="layout" svg:x1="4.433cm" svg:y1="20.809cm" svg:x2="4.53cm" svg:y2="20.756cm">
                <text:p/>
              </draw:line>
              <draw:line draw:style-name="gr163" draw:text-style-name="P8" draw:layer="layout" svg:x1="4.483cm" svg:y1="20.938cm" svg:x2="4.58cm" svg:y2="20.885cm">
                <text:p/>
              </draw:line>
              <draw:line draw:style-name="gr164" draw:text-style-name="P8" draw:layer="layout" svg:x1="4.385cm" svg:y1="20.887cm" svg:x2="4.482cm" svg:y2="20.834cm">
                <text:p/>
              </draw:line>
              <draw:line draw:style-name="gr165" draw:text-style-name="P8" draw:layer="layout" svg:x1="4.287cm" svg:y1="20.837cm" svg:x2="4.384cm" svg:y2="20.784cm">
                <text:p/>
              </draw:line>
              <draw:line draw:style-name="gr166" draw:text-style-name="P8" draw:layer="layout" svg:x1="4.335cm" svg:y1="20.759cm" svg:x2="4.432cm" svg:y2="20.706cm">
                <text:p/>
              </draw:line>
              <draw:line draw:style-name="gr167" draw:text-style-name="P8" draw:layer="layout" svg:x1="4.189cm" svg:y1="20.786cm" svg:x2="4.286cm" svg:y2="20.733cm">
                <text:p/>
              </draw:line>
              <draw:line draw:style-name="gr168" draw:text-style-name="P8" draw:layer="layout" svg:x1="4.236cm" svg:y1="20.708cm" svg:x2="4.333cm" svg:y2="20.655cm">
                <text:p/>
              </draw:line>
              <draw:line draw:style-name="gr169" draw:text-style-name="P8" draw:layer="layout" svg:x1="4.138cm" svg:y1="20.657cm" svg:x2="4.235cm" svg:y2="20.604cm">
                <text:p/>
              </draw:line>
              <draw:line draw:style-name="gr170" draw:text-style-name="P8" draw:layer="layout" svg:x1="4.09cm" svg:y1="20.736cm" svg:x2="4.187cm" svg:y2="20.683cm">
                <text:p/>
              </draw:line>
              <draw:line draw:style-name="gr171" draw:text-style-name="P8" draw:layer="layout" svg:x1="4.731cm" svg:y1="21.167cm" svg:x2="4.828cm" svg:y2="21.114cm">
                <text:p/>
              </draw:line>
              <draw:line draw:style-name="gr172" draw:text-style-name="P8" draw:layer="layout" svg:x1="4.632cm" svg:y1="21.117cm" svg:x2="4.729cm" svg:y2="21.064cm">
                <text:p/>
              </draw:line>
              <draw:line draw:style-name="gr173" draw:text-style-name="P8" draw:layer="layout" svg:x1="4.534cm" svg:y1="21.066cm" svg:x2="4.631cm" svg:y2="21.013cm">
                <text:p/>
              </draw:line>
              <draw:line draw:style-name="gr174" draw:text-style-name="P8" draw:layer="layout" svg:x1="4.486cm" svg:y1="21.144cm" svg:x2="4.583cm" svg:y2="21.091cm">
                <text:p/>
              </draw:line>
              <draw:line draw:style-name="gr175" draw:text-style-name="P8" draw:layer="layout" svg:x1="4.388cm" svg:y1="21.094cm" svg:x2="4.485cm" svg:y2="21.041cm">
                <text:p/>
              </draw:line>
              <draw:line draw:style-name="gr176" draw:text-style-name="P8" draw:layer="layout" svg:x1="4.436cm" svg:y1="21.016cm" svg:x2="4.533cm" svg:y2="20.963cm">
                <text:p/>
              </draw:line>
              <draw:line draw:style-name="gr177" draw:text-style-name="P8" draw:layer="layout" svg:x1="4.338cm" svg:y1="20.965cm" svg:x2="4.435cm" svg:y2="20.912cm">
                <text:p/>
              </draw:line>
              <draw:line draw:style-name="gr178" draw:text-style-name="P8" draw:layer="layout" svg:x1="4.239cm" svg:y1="20.915cm" svg:x2="4.336cm" svg:y2="20.862cm">
                <text:p/>
              </draw:line>
              <draw:line draw:style-name="gr179" draw:text-style-name="P8" draw:layer="layout" svg:x1="4.141cm" svg:y1="20.864cm" svg:x2="4.238cm" svg:y2="20.811cm">
                <text:p/>
              </draw:line>
              <draw:line draw:style-name="gr180" draw:text-style-name="P8" draw:layer="layout" svg:x1="3.995cm" svg:y1="20.892cm" svg:x2="4.092cm" svg:y2="20.839cm">
                <text:p/>
              </draw:line>
              <draw:line draw:style-name="gr181" draw:text-style-name="P8" draw:layer="layout" svg:x1="4.043cm" svg:y1="20.814cm" svg:x2="4.14cm" svg:y2="20.761cm">
                <text:p/>
              </draw:line>
              <draw:line draw:style-name="gr182" draw:text-style-name="P8" draw:layer="layout" svg:x1="3.897cm" svg:y1="20.841cm" svg:x2="3.994cm" svg:y2="20.788cm">
                <text:p/>
              </draw:line>
              <draw:line draw:style-name="gr183" draw:text-style-name="P8" draw:layer="layout" svg:x1="4.683cm" svg:y1="21.245cm" svg:x2="4.78cm" svg:y2="21.192cm">
                <text:p/>
              </draw:line>
              <draw:line draw:style-name="gr184" draw:text-style-name="P8" draw:layer="layout" svg:x1="4.585cm" svg:y1="21.195cm" svg:x2="4.682cm" svg:y2="21.142cm">
                <text:p/>
              </draw:line>
              <draw:line draw:style-name="gr185" draw:text-style-name="P8" draw:layer="layout" svg:x1="5.026cm" svg:y1="21.423cm" svg:x2="5.413cm" svg:y2="21.211cm">
                <text:p/>
              </draw:line>
              <draw:line draw:style-name="gr186" draw:text-style-name="P8" draw:layer="layout" svg:x1="5.125cm" svg:y1="21.473cm" svg:x2="5.512cm" svg:y2="21.261cm">
                <text:p/>
              </draw:line>
              <draw:line draw:style-name="gr187" draw:text-style-name="P8" draw:layer="layout" svg:x1="5.219cm" svg:y1="21.213cm" svg:x2="5.514cm" svg:y2="21.364cm">
                <text:p/>
              </draw:line>
              <draw:line draw:style-name="gr188" draw:text-style-name="P8" draw:layer="layout" svg:x1="5.122cm" svg:y1="21.266cm" svg:x2="5.417cm" svg:y2="21.417cm">
                <text:p/>
              </draw:line>
              <draw:line draw:style-name="gr189" draw:text-style-name="P8" draw:layer="layout" svg:x1="5.025cm" svg:y1="21.319cm" svg:x2="5.222cm" svg:y2="21.42cm">
                <text:p/>
              </draw:line>
              <draw:polygon draw:style-name="gr190" draw:text-style-name="P2" draw:layer="layout" svg:width="1.558cm" svg:height="0.93cm" draw:transform="skewX (-0.00314159265358979) rotate (0.0122173047639603) translate (3.65210344758832cm 20.7924016292789cm)" svg:viewBox="0 0 1559 931" draw:points="0,103 0,0 1559,827 1559,931">
                <text:p/>
              </draw:polygon>
              <draw:polygon draw:style-name="gr191" draw:text-style-name="P5" draw:layer="layout" svg:width="2.095cm" svg:height="1.213cm" draw:transform="skewX (-0.00418879020478639) rotate (0.0118682389135614) translate (3.64746606947444cm 20.5081563855075cm)" svg:viewBox="0 0 2096 1214" draw:points="537,0 2096,826 2096,930 1559,1214 0,388 0,284">
                <text:p/>
              </draw:polygon>
            </draw:g>
          </draw:g>
        </draw:g>
        <draw:g draw:style-name="gr1">
          <draw:glue-point draw:id="4" svg:x="-2.307cm" svg:y="2.933cm"/>
          <draw:glue-point draw:id="5" svg:x="3.525cm" svg:y="-0.947cm"/>
          <draw:glue-point draw:id="6" svg:x="1.128cm" svg:y="-3.617cm"/>
          <draw:glue-point draw:id="7" svg:x="-2.406cm" svg:y="-2.796cm"/>
          <draw:glue-point draw:id="8" svg:x="-2.089cm" svg:y="-4.999cm"/>
          <draw:glue-point draw:id="9" svg:x="0.783cm" svg:y="-3.838cm"/>
          <draw:glue-point draw:id="10" svg:x="0.676cm" svg:y="4.157cm"/>
          <draw:g draw:style-name="gr1">
            <draw:path draw:style-name="gr192" draw:text-style-name="P1" draw:layer="layout" svg:width="0.533cm" svg:height="0.309cm" draw:transform="rotate (0.0130899693899575) translate (20.4664728104621cm 17.6337410256988cm)" svg:viewBox="0 0 534 310" svg:d="M0 310c134 0 534-103 534-181 0-77-12-129-146-129 0 78-391 77-388 310z">
              <text:p/>
            </draw:path>
            <draw:g draw:style-name="gr3">
              <draw:polygon draw:style-name="gr193" draw:text-style-name="P2" draw:layer="layout" svg:width="0.243cm" svg:height="0.258cm" draw:transform="rotate (0.0123918376891597) translate (20.2698350144377cm 17.6876327584838cm)" svg:viewBox="0 0 244 259" draw:points="0,155 48,0 244,103 195,259">
                <text:p/>
              </draw:polygon>
              <draw:polygon draw:style-name="gr194" draw:text-style-name="P3" draw:layer="layout" svg:width="0.535cm" svg:height="0.283cm" draw:transform="rotate (0.0130899693899575) translate (20.3159155546823cm 17.5064203085727cm)" svg:viewBox="0 0 536 284" draw:points="0,181 97,103 244,26 341,0 536,103 439,129 293,207 195,284">
                <text:p/>
              </draw:polygon>
              <draw:path draw:style-name="gr195" draw:text-style-name="P4" draw:layer="layout" svg:width="0.439cm" svg:height="0.335cm" draw:transform="skewX (-0.00593411945678072) rotate (0.0113446401379631) translate (20.4625023205115cm 17.6071963044983cm)" svg:viewBox="0 0 440 336" svg:d="M440 103c0-155-98-103-195-51-98 51-196 52-245 284 0 0 195-103 440-233z">
                <text:p/>
              </draw:path>
              <draw:path draw:style-name="gr196" draw:text-style-name="P5" draw:layer="layout" svg:width="0.633cm" svg:height="0.439cm" draw:transform="rotate (0.0125663706143592) translate (20.2675360508762cm 17.5068496609578cm)" svg:viewBox="0 0 634 440" svg:d="M390 0c-98 26-98 26-195 78-49 25-147 51-195 258 98 52 98 52 195 104 56-24 341-181 439-233 0-129-98-129-244-207z">
                <text:p/>
              </draw:path>
            </draw:g>
          </draw:g>
          <draw:g draw:style-name="gr1">
            <draw:path draw:style-name="gr197" draw:text-style-name="P1" draw:layer="layout" svg:width="0.876cm" svg:height="0.619cm" draw:transform="rotate (0.0125663706143592) translate (20.0080327091688cm 16.3983838275886cm)" svg:viewBox="0 0 877 620" svg:d="M3 620c134 0 875-25 874-258 0-233-255-362-389-362 0 78-535 52-485 620z">
              <text:p/>
            </draw:path>
            <draw:g draw:style-name="gr3">
              <draw:polygon draw:style-name="gr198" draw:text-style-name="P2" draw:layer="layout" svg:width="0.486cm" svg:height="0.36cm" draw:transform="skewX (-0.00558505360638186) rotate (0.0102974425867665) translate (19.5229229332269cm 16.6628162247236cm)" svg:viewBox="0 0 487 361" draw:points="0,103 0,0 487,258 487,361">
                <text:p/>
              </draw:polygon>
              <draw:polygon draw:style-name="gr199" draw:text-style-name="P2" draw:layer="layout" svg:width="0.487cm" svg:height="0.439cm" draw:transform="skewX (-0.00226892802759263) rotate (0.0122173047639603) translate (19.9075855522057cm 16.2703004062754cm)" svg:viewBox="0 0 488 440" draw:points="0,181 0,0 488,259 488,440">
                <text:p/>
              </draw:polygon>
              <draw:polygon draw:style-name="gr200" draw:text-style-name="P3" draw:layer="layout" svg:width="0.877cm" svg:height="0.464cm" draw:transform="rotate (0.0125663706143592) translate (19.52047183084cm 16.4561228072503cm)" svg:viewBox="0 0 878 465" draw:points="0,207 390,0 878,259 488,465">
                <text:p/>
              </draw:polygon>
              <draw:polygon draw:style-name="gr201" draw:text-style-name="P4" draw:layer="layout" svg:width="0.487cm" svg:height="0.439cm" draw:transform="skewX (-0.00453785605518526) rotate (0.0102974425867665) translate (20.0094318824189cm 16.578398324982cm)" svg:viewBox="0 0 488 440" draw:points="0,440 0,337 390,129 390,0 488,52 488,181">
                <text:p/>
              </draw:polygon>
              <draw:polygon draw:style-name="gr202" draw:text-style-name="P2" draw:layer="layout" svg:width="1.56cm" svg:height="1.964cm" draw:transform="skewX (-0.0015707963267949) rotate (0.0122173047639603) translate (18.9587838307884cm 14.7050817886705cm)" svg:viewBox="0 0 1561 1965" draw:points="1,1138 0,0 1561,827 1561,1965">
                <text:p/>
              </draw:polygon>
              <draw:polygon draw:style-name="gr203" draw:text-style-name="P6" draw:layer="layout" svg:width="1.462cm" svg:height="1.809cm" draw:transform="skewX (-0.00226892802759263) rotate (0.0123918376891597) translate (19.0084634566081cm 14.781739776196cm)" svg:viewBox="0 0 1463 1810" draw:points="0,1034 0,0 1463,776 1462,1810">
                <text:p/>
              </draw:polygon>
              <draw:polygon draw:style-name="gr204" draw:text-style-name="P3" draw:layer="layout" svg:width="1.658cm" svg:height="0.878cm" draw:transform="skewX (-0.00122173047639603) rotate (0.0120427718387609) translate (18.9580960178536cm 14.6532311742671cm)" svg:viewBox="0 0 1659 879" draw:points="1561,879 0,52 97,0 1659,827">
                <text:p/>
              </draw:polygon>
              <draw:polygon draw:style-name="gr205" draw:text-style-name="P4" draw:layer="layout" svg:width="0.097cm" svg:height="1.188cm" draw:transform="skewX (-0.00418879020478639) rotate (0.0102974425867665) translate (20.5299273202279cm 15.4609505908616cm)" svg:viewBox="0 0 98 1189" draw:points="0,1189 0,52 98,0 98,1137">
                <text:p/>
              </draw:polygon>
              <draw:polygon draw:style-name="gr206" draw:text-style-name="P5" draw:layer="layout" svg:width="1.658cm" svg:height="2.377cm" draw:transform="skewX (-0.00174532925199433) rotate (0.0120427718387609) translate (18.9580688684755cm 14.6532315012367cm)" svg:viewBox="0 0 1659 2378" draw:points="98,0 1658,827 1659,1964 1561,2016 1513,1990 1513,2119 1026,2378 538,2119 538,2016 928,1809 928,1680 1,1189 0,52">
                <text:p/>
              </draw:polygon>
            </draw:g>
          </draw:g>
          <draw:g draw:style-name="gr1">
            <draw:path draw:style-name="gr207" draw:text-style-name="P1" draw:layer="layout" svg:width="0.634cm" svg:height="0.31cm" draw:transform="rotate (0.0109955742875643) translate (19.8256040610148cm 17.3564654110551cm)" svg:viewBox="0 0 635 311" svg:d="M3 311c135-1 632-130 632-208-1-77-13-103-147-103 0 78-536 52-485 311z">
              <text:p/>
            </draw:path>
            <draw:g draw:style-name="gr3">
              <draw:polygon draw:style-name="gr208" draw:text-style-name="P3" draw:layer="layout" svg:width="2.095cm" svg:height="1.11cm" draw:transform="skewX (-0.00366519142918809) rotate (0.0118682389135614) translate (18.2527801247963cm 16.4971526580489cm)" svg:viewBox="0 0 2096 1111" draw:points="1559,1111 0,284 537,0 2096,826">
                <text:p/>
              </draw:polygon>
              <draw:polygon draw:style-name="gr209" draw:text-style-name="P7" draw:layer="layout" svg:width="1.413cm" svg:height="0.749cm" draw:transform="skewX (-0.0026179938779915) rotate (0.0120427718387609) translate (18.4004608849179cm 16.5727299575695cm)" svg:viewBox="0 0 1414 750" draw:points="0,207 390,0 1414,543 1024,750">
                <text:p/>
              </draw:polygon>
              <draw:polygon draw:style-name="gr210" draw:text-style-name="P7" draw:layer="layout" svg:width="0.682cm" svg:height="0.361cm" draw:transform="skewX (-0.00279252680319093) rotate (0.011693705988362) translate (19.5301631365517cm 17.1535669327206cm)" svg:viewBox="0 0 683 362" draw:points="0,207 390,0 683,155 293,362">
                <text:p/>
              </draw:polygon>
              <draw:polygon draw:style-name="gr211" draw:text-style-name="P4" draw:layer="layout" svg:width="0.535cm" svg:height="0.387cm" draw:transform="rotate (0.0111701072127637) translate (19.8259392038565cm 17.3046527007998cm)" svg:viewBox="0 0 536 388" draw:points="0,388 0,285 536,0 536,103">
                <text:p/>
              </draw:polygon>
              <draw:line draw:style-name="gr212" draw:text-style-name="P8" draw:layer="layout" svg:x1="18.5cm" svg:y1="16.727cm" svg:x2="19.532cm" svg:y2="17.257cm">
                <text:p/>
              </draw:line>
              <draw:line draw:style-name="gr213" draw:text-style-name="P8" draw:layer="layout" svg:x1="18.597cm" svg:y1="16.674cm" svg:x2="19.629cm" svg:y2="17.204cm">
                <text:p/>
              </draw:line>
              <draw:line draw:style-name="gr214" draw:text-style-name="P8" draw:layer="layout" svg:x1="18.694cm" svg:y1="16.621cm" svg:x2="19.726cm" svg:y2="17.151cm">
                <text:p/>
              </draw:line>
              <draw:line draw:style-name="gr215" draw:text-style-name="P8" draw:layer="layout" svg:x1="19.627cm" svg:y1="17.101cm" svg:x2="19.724cm" svg:y2="17.048cm">
                <text:p/>
              </draw:line>
              <draw:line draw:style-name="gr216" draw:text-style-name="P8" draw:layer="layout" svg:x1="19.529cm" svg:y1="17.051cm" svg:x2="19.626cm" svg:y2="16.998cm">
                <text:p/>
              </draw:line>
              <draw:line draw:style-name="gr217" draw:text-style-name="P8" draw:layer="layout" svg:x1="19.43cm" svg:y1="17cm" svg:x2="19.527cm" svg:y2="16.947cm">
                <text:p/>
              </draw:line>
              <draw:line draw:style-name="gr218" draw:text-style-name="P8" draw:layer="layout" svg:x1="19.481cm" svg:y1="17.128cm" svg:x2="19.578cm" svg:y2="17.075cm">
                <text:p/>
              </draw:line>
              <draw:line draw:style-name="gr219" draw:text-style-name="P8" draw:layer="layout" svg:x1="19.383cm" svg:y1="17.078cm" svg:x2="19.48cm" svg:y2="17.025cm">
                <text:p/>
              </draw:line>
              <draw:line draw:style-name="gr220" draw:text-style-name="P8" draw:layer="layout" svg:x1="19.285cm" svg:y1="17.028cm" svg:x2="19.382cm" svg:y2="16.975cm">
                <text:p/>
              </draw:line>
              <draw:line draw:style-name="gr221" draw:text-style-name="P8" draw:layer="layout" svg:x1="19.333cm" svg:y1="16.949cm" svg:x2="19.43cm" svg:y2="16.896cm">
                <text:p/>
              </draw:line>
              <draw:line draw:style-name="gr222" draw:text-style-name="P8" draw:layer="layout" svg:x1="19.187cm" svg:y1="16.977cm" svg:x2="19.284cm" svg:y2="16.924cm">
                <text:p/>
              </draw:line>
              <draw:line draw:style-name="gr223" draw:text-style-name="P8" draw:layer="layout" svg:x1="19.234cm" svg:y1="16.899cm" svg:x2="19.331cm" svg:y2="16.846cm">
                <text:p/>
              </draw:line>
              <draw:line draw:style-name="gr224" draw:text-style-name="P8" draw:layer="layout" svg:x1="19.136cm" svg:y1="16.848cm" svg:x2="19.233cm" svg:y2="16.795cm">
                <text:p/>
              </draw:line>
              <draw:line draw:style-name="gr225" draw:text-style-name="P8" draw:layer="layout" svg:x1="19.038cm" svg:y1="16.798cm" svg:x2="19.135cm" svg:y2="16.745cm">
                <text:p/>
              </draw:line>
              <draw:line draw:style-name="gr226" draw:text-style-name="P8" draw:layer="layout" svg:x1="19.088cm" svg:y1="16.927cm" svg:x2="19.185cm" svg:y2="16.874cm">
                <text:p/>
              </draw:line>
              <draw:line draw:style-name="gr227" draw:text-style-name="P8" draw:layer="layout" svg:x1="18.99cm" svg:y1="16.876cm" svg:x2="19.087cm" svg:y2="16.823cm">
                <text:p/>
              </draw:line>
              <draw:line draw:style-name="gr228" draw:text-style-name="P8" draw:layer="layout" svg:x1="18.892cm" svg:y1="16.826cm" svg:x2="18.989cm" svg:y2="16.773cm">
                <text:p/>
              </draw:line>
              <draw:line draw:style-name="gr229" draw:text-style-name="P8" draw:layer="layout" svg:x1="18.94cm" svg:y1="16.748cm" svg:x2="19.037cm" svg:y2="16.695cm">
                <text:p/>
              </draw:line>
              <draw:line draw:style-name="gr230" draw:text-style-name="P8" draw:layer="layout" svg:x1="18.794cm" svg:y1="16.775cm" svg:x2="18.891cm" svg:y2="16.722cm">
                <text:p/>
              </draw:line>
              <draw:line draw:style-name="gr231" draw:text-style-name="P8" draw:layer="layout" svg:x1="18.841cm" svg:y1="16.697cm" svg:x2="18.938cm" svg:y2="16.644cm">
                <text:p/>
              </draw:line>
              <draw:line draw:style-name="gr232" draw:text-style-name="P8" draw:layer="layout" svg:x1="18.743cm" svg:y1="16.646cm" svg:x2="18.84cm" svg:y2="16.593cm">
                <text:p/>
              </draw:line>
              <draw:line draw:style-name="gr233" draw:text-style-name="P8" draw:layer="layout" svg:x1="18.695cm" svg:y1="16.725cm" svg:x2="18.792cm" svg:y2="16.672cm">
                <text:p/>
              </draw:line>
              <draw:line draw:style-name="gr234" draw:text-style-name="P8" draw:layer="layout" svg:x1="19.336cm" svg:y1="17.156cm" svg:x2="19.433cm" svg:y2="17.103cm">
                <text:p/>
              </draw:line>
              <draw:line draw:style-name="gr235" draw:text-style-name="P8" draw:layer="layout" svg:x1="19.237cm" svg:y1="17.106cm" svg:x2="19.334cm" svg:y2="17.053cm">
                <text:p/>
              </draw:line>
              <draw:line draw:style-name="gr236" draw:text-style-name="P8" draw:layer="layout" svg:x1="19.139cm" svg:y1="17.055cm" svg:x2="19.236cm" svg:y2="17.002cm">
                <text:p/>
              </draw:line>
              <draw:line draw:style-name="gr237" draw:text-style-name="P8" draw:layer="layout" svg:x1="19.091cm" svg:y1="17.133cm" svg:x2="19.188cm" svg:y2="17.08cm">
                <text:p/>
              </draw:line>
              <draw:line draw:style-name="gr238" draw:text-style-name="P8" draw:layer="layout" svg:x1="18.993cm" svg:y1="17.083cm" svg:x2="19.09cm" svg:y2="17.03cm">
                <text:p/>
              </draw:line>
              <draw:line draw:style-name="gr239" draw:text-style-name="P8" draw:layer="layout" svg:x1="19.041cm" svg:y1="17.005cm" svg:x2="19.138cm" svg:y2="16.952cm">
                <text:p/>
              </draw:line>
              <draw:line draw:style-name="gr240" draw:text-style-name="P8" draw:layer="layout" svg:x1="18.943cm" svg:y1="16.954cm" svg:x2="19.04cm" svg:y2="16.901cm">
                <text:p/>
              </draw:line>
              <draw:line draw:style-name="gr241" draw:text-style-name="P8" draw:layer="layout" svg:x1="18.844cm" svg:y1="16.904cm" svg:x2="18.941cm" svg:y2="16.851cm">
                <text:p/>
              </draw:line>
              <draw:line draw:style-name="gr242" draw:text-style-name="P8" draw:layer="layout" svg:x1="18.746cm" svg:y1="16.853cm" svg:x2="18.843cm" svg:y2="16.8cm">
                <text:p/>
              </draw:line>
              <draw:line draw:style-name="gr243" draw:text-style-name="P8" draw:layer="layout" svg:x1="18.6cm" svg:y1="16.881cm" svg:x2="18.697cm" svg:y2="16.828cm">
                <text:p/>
              </draw:line>
              <draw:line draw:style-name="gr244" draw:text-style-name="P8" draw:layer="layout" svg:x1="18.648cm" svg:y1="16.803cm" svg:x2="18.745cm" svg:y2="16.75cm">
                <text:p/>
              </draw:line>
              <draw:line draw:style-name="gr245" draw:text-style-name="P8" draw:layer="layout" svg:x1="18.502cm" svg:y1="16.83cm" svg:x2="18.599cm" svg:y2="16.777cm">
                <text:p/>
              </draw:line>
              <draw:line draw:style-name="gr246" draw:text-style-name="P8" draw:layer="layout" svg:x1="19.288cm" svg:y1="17.234cm" svg:x2="19.385cm" svg:y2="17.181cm">
                <text:p/>
              </draw:line>
              <draw:line draw:style-name="gr247" draw:text-style-name="P8" draw:layer="layout" svg:x1="19.19cm" svg:y1="17.184cm" svg:x2="19.287cm" svg:y2="17.131cm">
                <text:p/>
              </draw:line>
              <draw:line draw:style-name="gr248" draw:text-style-name="P8" draw:layer="layout" svg:x1="19.631cm" svg:y1="17.412cm" svg:x2="20.018cm" svg:y2="17.2cm">
                <text:p/>
              </draw:line>
              <draw:line draw:style-name="gr249" draw:text-style-name="P8" draw:layer="layout" svg:x1="19.73cm" svg:y1="17.462cm" svg:x2="20.117cm" svg:y2="17.25cm">
                <text:p/>
              </draw:line>
              <draw:line draw:style-name="gr250" draw:text-style-name="P8" draw:layer="layout" svg:x1="19.824cm" svg:y1="17.202cm" svg:x2="20.119cm" svg:y2="17.353cm">
                <text:p/>
              </draw:line>
              <draw:line draw:style-name="gr251" draw:text-style-name="P8" draw:layer="layout" svg:x1="19.727cm" svg:y1="17.255cm" svg:x2="20.022cm" svg:y2="17.406cm">
                <text:p/>
              </draw:line>
              <draw:line draw:style-name="gr252" draw:text-style-name="P8" draw:layer="layout" svg:x1="19.63cm" svg:y1="17.308cm" svg:x2="19.827cm" svg:y2="17.409cm">
                <text:p/>
              </draw:line>
              <draw:polygon draw:style-name="gr253" draw:text-style-name="P2" draw:layer="layout" svg:width="1.558cm" svg:height="0.93cm" draw:transform="skewX (-0.00314159265358979) rotate (0.0122173047639603) translate (18.2571034475883cm 16.7814016292789cm)" svg:viewBox="0 0 1559 931" draw:points="0,103 0,0 1559,827 1559,931">
                <text:p/>
              </draw:polygon>
              <draw:polygon draw:style-name="gr254" draw:text-style-name="P5" draw:layer="layout" svg:width="2.095cm" svg:height="1.213cm" draw:transform="skewX (-0.00418879020478639) rotate (0.0118682389135614) translate (18.2524660694744cm 16.4971563855075cm)" svg:viewBox="0 0 2096 1214" draw:points="537,0 2096,826 2096,930 1559,1214 0,388 0,284">
                <text:p/>
              </draw:polygon>
            </draw:g>
          </draw:g>
        </draw:g>
        <draw:g draw:style-name="gr1">
          <draw:glue-point draw:id="4" svg:x="-2.307cm" svg:y="2.933cm"/>
          <draw:glue-point draw:id="5" svg:x="3.525cm" svg:y="-0.947cm"/>
          <draw:glue-point draw:id="6" svg:x="1.128cm" svg:y="-3.617cm"/>
          <draw:glue-point draw:id="7" svg:x="-2.406cm" svg:y="-2.796cm"/>
          <draw:glue-point draw:id="8" svg:x="-2.089cm" svg:y="-4.999cm"/>
          <draw:glue-point draw:id="9" svg:x="0.783cm" svg:y="-3.838cm"/>
          <draw:glue-point draw:id="10" svg:x="0.676cm" svg:y="4.157cm"/>
          <draw:g draw:style-name="gr1">
            <draw:path draw:style-name="gr255" draw:text-style-name="P1" draw:layer="layout" svg:width="0.533cm" svg:height="0.309cm" draw:transform="rotate (0.0130899693899575) translate (18.7664728104621cm 9.2617410256988cm)" svg:viewBox="0 0 534 310" svg:d="M0 310c134 0 534-103 534-181 0-77-12-129-146-129 0 78-391 77-388 310z">
              <text:p/>
            </draw:path>
            <draw:g draw:style-name="gr3">
              <draw:polygon draw:style-name="gr256" draw:text-style-name="P2" draw:layer="layout" svg:width="0.243cm" svg:height="0.258cm" draw:transform="rotate (0.0123918376891597) translate (18.5698350144377cm 9.3156327584838cm)" svg:viewBox="0 0 244 259" draw:points="0,155 48,0 244,103 195,259">
                <text:p/>
              </draw:polygon>
              <draw:polygon draw:style-name="gr257" draw:text-style-name="P3" draw:layer="layout" svg:width="0.535cm" svg:height="0.283cm" draw:transform="rotate (0.0130899693899575) translate (18.6159155546823cm 9.1344203085727cm)" svg:viewBox="0 0 536 284" draw:points="0,181 97,103 244,26 341,0 536,103 439,129 293,207 195,284">
                <text:p/>
              </draw:polygon>
              <draw:path draw:style-name="gr258" draw:text-style-name="P4" draw:layer="layout" svg:width="0.439cm" svg:height="0.335cm" draw:transform="skewX (-0.00593411945678072) rotate (0.0113446401379631) translate (18.7625023205115cm 9.2351963044983cm)" svg:viewBox="0 0 440 336" svg:d="M440 103c0-155-98-103-195-51-98 51-196 52-245 284 0 0 195-103 440-233z">
                <text:p/>
              </draw:path>
              <draw:path draw:style-name="gr259" draw:text-style-name="P5" draw:layer="layout" svg:width="0.633cm" svg:height="0.439cm" draw:transform="rotate (0.0125663706143592) translate (18.5675360508762cm 9.1348496609578cm)" svg:viewBox="0 0 634 440" svg:d="M390 0c-98 26-98 26-195 78-49 25-147 51-195 258 98 52 98 52 195 104 56-24 341-181 439-233 0-129-98-129-244-207z">
                <text:p/>
              </draw:path>
            </draw:g>
          </draw:g>
          <draw:g draw:style-name="gr1">
            <draw:path draw:style-name="gr260" draw:text-style-name="P1" draw:layer="layout" svg:width="0.876cm" svg:height="0.619cm" draw:transform="rotate (0.0125663706143592) translate (18.3080327091688cm 8.02638382758863cm)" svg:viewBox="0 0 877 620" svg:d="M3 620c134 0 875-25 874-258 0-233-255-362-389-362 0 78-535 52-485 620z">
              <text:p/>
            </draw:path>
            <draw:g draw:style-name="gr3">
              <draw:polygon draw:style-name="gr261" draw:text-style-name="P2" draw:layer="layout" svg:width="0.486cm" svg:height="0.36cm" draw:transform="skewX (-0.00558505360638186) rotate (0.0102974425867665) translate (17.8229229332269cm 8.2908162247236cm)" svg:viewBox="0 0 487 361" draw:points="0,103 0,0 487,258 487,361">
                <text:p/>
              </draw:polygon>
              <draw:polygon draw:style-name="gr262" draw:text-style-name="P2" draw:layer="layout" svg:width="0.487cm" svg:height="0.439cm" draw:transform="skewX (-0.00226892802759263) rotate (0.0122173047639603) translate (18.2075855522057cm 7.89830040627541cm)" svg:viewBox="0 0 488 440" draw:points="0,181 0,0 488,259 488,440">
                <text:p/>
              </draw:polygon>
              <draw:polygon draw:style-name="gr263" draw:text-style-name="P3" draw:layer="layout" svg:width="0.877cm" svg:height="0.464cm" draw:transform="rotate (0.0125663706143592) translate (17.82047183084cm 8.08412280725032cm)" svg:viewBox="0 0 878 465" draw:points="0,207 390,0 878,259 488,465">
                <text:p/>
              </draw:polygon>
              <draw:polygon draw:style-name="gr264" draw:text-style-name="P4" draw:layer="layout" svg:width="0.487cm" svg:height="0.439cm" draw:transform="skewX (-0.00453785605518526) rotate (0.0102974425867665) translate (18.3094318824189cm 8.20639832498205cm)" svg:viewBox="0 0 488 440" draw:points="0,440 0,337 390,129 390,0 488,52 488,181">
                <text:p/>
              </draw:polygon>
              <draw:polygon draw:style-name="gr265" draw:text-style-name="P2" draw:layer="layout" svg:width="1.56cm" svg:height="1.964cm" draw:transform="skewX (-0.0015707963267949) rotate (0.0122173047639603) translate (17.2587838307884cm 6.33308178867051cm)" svg:viewBox="0 0 1561 1965" draw:points="1,1138 0,0 1561,827 1561,1965">
                <text:p/>
              </draw:polygon>
              <draw:polygon draw:style-name="gr266" draw:text-style-name="P6" draw:layer="layout" svg:width="1.462cm" svg:height="1.809cm" draw:transform="skewX (-0.00226892802759263) rotate (0.0123918376891597) translate (17.3084634566081cm 6.40973977619602cm)" svg:viewBox="0 0 1463 1810" draw:points="0,1034 0,0 1463,776 1462,1810">
                <text:p/>
              </draw:polygon>
              <draw:polygon draw:style-name="gr267" draw:text-style-name="P3" draw:layer="layout" svg:width="1.658cm" svg:height="0.878cm" draw:transform="skewX (-0.00122173047639603) rotate (0.0120427718387609) translate (17.2580960178536cm 6.28123117426711cm)" svg:viewBox="0 0 1659 879" draw:points="1561,879 0,52 97,0 1659,827">
                <text:p/>
              </draw:polygon>
              <draw:polygon draw:style-name="gr268" draw:text-style-name="P4" draw:layer="layout" svg:width="0.097cm" svg:height="1.188cm" draw:transform="skewX (-0.00418879020478639) rotate (0.0102974425867665) translate (18.8299273202279cm 7.08895059086157cm)" svg:viewBox="0 0 98 1189" draw:points="0,1189 0,52 98,0 98,1137">
                <text:p/>
              </draw:polygon>
              <draw:polygon draw:style-name="gr269" draw:text-style-name="P5" draw:layer="layout" svg:width="1.658cm" svg:height="2.377cm" draw:transform="skewX (-0.00174532925199433) rotate (0.0120427718387609) translate (17.2580688684755cm 6.28123150123669cm)" svg:viewBox="0 0 1659 2378" draw:points="98,0 1658,827 1659,1964 1561,2016 1513,1990 1513,2119 1026,2378 538,2119 538,2016 928,1809 928,1680 1,1189 0,52">
                <text:p/>
              </draw:polygon>
            </draw:g>
          </draw:g>
          <draw:g draw:style-name="gr1">
            <draw:path draw:style-name="gr270" draw:text-style-name="P1" draw:layer="layout" svg:width="0.634cm" svg:height="0.31cm" draw:transform="rotate (0.0109955742875643) translate (18.1256040610148cm 8.9844654110551cm)" svg:viewBox="0 0 635 311" svg:d="M3 311c135-1 632-130 632-208-1-77-13-103-147-103 0 78-536 52-485 311z">
              <text:p/>
            </draw:path>
            <draw:g draw:style-name="gr3">
              <draw:polygon draw:style-name="gr271" draw:text-style-name="P3" draw:layer="layout" svg:width="2.095cm" svg:height="1.11cm" draw:transform="skewX (-0.00366519142918809) rotate (0.0118682389135614) translate (16.5527801247963cm 8.12515265804889cm)" svg:viewBox="0 0 2096 1111" draw:points="1559,1111 0,284 537,0 2096,826">
                <text:p/>
              </draw:polygon>
              <draw:polygon draw:style-name="gr272" draw:text-style-name="P7" draw:layer="layout" svg:width="1.413cm" svg:height="0.749cm" draw:transform="skewX (-0.0026179938779915) rotate (0.0120427718387609) translate (16.7004608849179cm 8.20072995756947cm)" svg:viewBox="0 0 1414 750" draw:points="0,207 390,0 1414,543 1024,750">
                <text:p/>
              </draw:polygon>
              <draw:polygon draw:style-name="gr273" draw:text-style-name="P7" draw:layer="layout" svg:width="0.682cm" svg:height="0.361cm" draw:transform="skewX (-0.00279252680319093) rotate (0.011693705988362) translate (17.8301631365517cm 8.7815669327206cm)" svg:viewBox="0 0 683 362" draw:points="0,207 390,0 683,155 293,362">
                <text:p/>
              </draw:polygon>
              <draw:polygon draw:style-name="gr274" draw:text-style-name="P4" draw:layer="layout" svg:width="0.535cm" svg:height="0.387cm" draw:transform="rotate (0.0111701072127637) translate (18.1259392038565cm 8.9326527007998cm)" svg:viewBox="0 0 536 388" draw:points="0,388 0,285 536,0 536,103">
                <text:p/>
              </draw:polygon>
              <draw:line draw:style-name="gr275" draw:text-style-name="P8" draw:layer="layout" svg:x1="16.8cm" svg:y1="8.355cm" svg:x2="17.832cm" svg:y2="8.885cm">
                <text:p/>
              </draw:line>
              <draw:line draw:style-name="gr276" draw:text-style-name="P8" draw:layer="layout" svg:x1="16.897cm" svg:y1="8.302cm" svg:x2="17.929cm" svg:y2="8.832cm">
                <text:p/>
              </draw:line>
              <draw:line draw:style-name="gr277" draw:text-style-name="P8" draw:layer="layout" svg:x1="16.994cm" svg:y1="8.249cm" svg:x2="18.026cm" svg:y2="8.779cm">
                <text:p/>
              </draw:line>
              <draw:line draw:style-name="gr278" draw:text-style-name="P8" draw:layer="layout" svg:x1="17.927cm" svg:y1="8.729cm" svg:x2="18.024cm" svg:y2="8.676cm">
                <text:p/>
              </draw:line>
              <draw:line draw:style-name="gr279" draw:text-style-name="P8" draw:layer="layout" svg:x1="17.829cm" svg:y1="8.679cm" svg:x2="17.926cm" svg:y2="8.626cm">
                <text:p/>
              </draw:line>
              <draw:line draw:style-name="gr280" draw:text-style-name="P8" draw:layer="layout" svg:x1="17.73cm" svg:y1="8.628cm" svg:x2="17.827cm" svg:y2="8.575cm">
                <text:p/>
              </draw:line>
              <draw:line draw:style-name="gr281" draw:text-style-name="P8" draw:layer="layout" svg:x1="17.781cm" svg:y1="8.756cm" svg:x2="17.878cm" svg:y2="8.703cm">
                <text:p/>
              </draw:line>
              <draw:line draw:style-name="gr282" draw:text-style-name="P8" draw:layer="layout" svg:x1="17.683cm" svg:y1="8.706cm" svg:x2="17.78cm" svg:y2="8.653cm">
                <text:p/>
              </draw:line>
              <draw:line draw:style-name="gr283" draw:text-style-name="P8" draw:layer="layout" svg:x1="17.585cm" svg:y1="8.656cm" svg:x2="17.682cm" svg:y2="8.603cm">
                <text:p/>
              </draw:line>
              <draw:line draw:style-name="gr284" draw:text-style-name="P8" draw:layer="layout" svg:x1="17.633cm" svg:y1="8.577cm" svg:x2="17.73cm" svg:y2="8.524cm">
                <text:p/>
              </draw:line>
              <draw:line draw:style-name="gr285" draw:text-style-name="P8" draw:layer="layout" svg:x1="17.487cm" svg:y1="8.605cm" svg:x2="17.584cm" svg:y2="8.552cm">
                <text:p/>
              </draw:line>
              <draw:line draw:style-name="gr286" draw:text-style-name="P8" draw:layer="layout" svg:x1="17.534cm" svg:y1="8.527cm" svg:x2="17.631cm" svg:y2="8.474cm">
                <text:p/>
              </draw:line>
              <draw:line draw:style-name="gr287" draw:text-style-name="P8" draw:layer="layout" svg:x1="17.436cm" svg:y1="8.476cm" svg:x2="17.533cm" svg:y2="8.423cm">
                <text:p/>
              </draw:line>
              <draw:line draw:style-name="gr288" draw:text-style-name="P8" draw:layer="layout" svg:x1="17.338cm" svg:y1="8.426cm" svg:x2="17.435cm" svg:y2="8.373cm">
                <text:p/>
              </draw:line>
              <draw:line draw:style-name="gr289" draw:text-style-name="P8" draw:layer="layout" svg:x1="17.388cm" svg:y1="8.555cm" svg:x2="17.485cm" svg:y2="8.502cm">
                <text:p/>
              </draw:line>
              <draw:line draw:style-name="gr290" draw:text-style-name="P8" draw:layer="layout" svg:x1="17.29cm" svg:y1="8.504cm" svg:x2="17.387cm" svg:y2="8.451cm">
                <text:p/>
              </draw:line>
              <draw:line draw:style-name="gr291" draw:text-style-name="P8" draw:layer="layout" svg:x1="17.192cm" svg:y1="8.454cm" svg:x2="17.289cm" svg:y2="8.401cm">
                <text:p/>
              </draw:line>
              <draw:line draw:style-name="gr292" draw:text-style-name="P8" draw:layer="layout" svg:x1="17.24cm" svg:y1="8.376cm" svg:x2="17.337cm" svg:y2="8.323cm">
                <text:p/>
              </draw:line>
              <draw:line draw:style-name="gr293" draw:text-style-name="P8" draw:layer="layout" svg:x1="17.094cm" svg:y1="8.403cm" svg:x2="17.191cm" svg:y2="8.35cm">
                <text:p/>
              </draw:line>
              <draw:line draw:style-name="gr294" draw:text-style-name="P8" draw:layer="layout" svg:x1="17.141cm" svg:y1="8.325cm" svg:x2="17.238cm" svg:y2="8.272cm">
                <text:p/>
              </draw:line>
              <draw:line draw:style-name="gr295" draw:text-style-name="P8" draw:layer="layout" svg:x1="17.043cm" svg:y1="8.274cm" svg:x2="17.14cm" svg:y2="8.221cm">
                <text:p/>
              </draw:line>
              <draw:line draw:style-name="gr296" draw:text-style-name="P8" draw:layer="layout" svg:x1="16.995cm" svg:y1="8.353cm" svg:x2="17.092cm" svg:y2="8.3cm">
                <text:p/>
              </draw:line>
              <draw:line draw:style-name="gr297" draw:text-style-name="P8" draw:layer="layout" svg:x1="17.636cm" svg:y1="8.784cm" svg:x2="17.733cm" svg:y2="8.731cm">
                <text:p/>
              </draw:line>
              <draw:line draw:style-name="gr298" draw:text-style-name="P8" draw:layer="layout" svg:x1="17.537cm" svg:y1="8.734cm" svg:x2="17.634cm" svg:y2="8.681cm">
                <text:p/>
              </draw:line>
              <draw:line draw:style-name="gr299" draw:text-style-name="P8" draw:layer="layout" svg:x1="17.439cm" svg:y1="8.683cm" svg:x2="17.536cm" svg:y2="8.63cm">
                <text:p/>
              </draw:line>
              <draw:line draw:style-name="gr300" draw:text-style-name="P8" draw:layer="layout" svg:x1="17.391cm" svg:y1="8.761cm" svg:x2="17.488cm" svg:y2="8.708cm">
                <text:p/>
              </draw:line>
              <draw:line draw:style-name="gr301" draw:text-style-name="P8" draw:layer="layout" svg:x1="17.293cm" svg:y1="8.711cm" svg:x2="17.39cm" svg:y2="8.658cm">
                <text:p/>
              </draw:line>
              <draw:line draw:style-name="gr302" draw:text-style-name="P8" draw:layer="layout" svg:x1="17.341cm" svg:y1="8.633cm" svg:x2="17.438cm" svg:y2="8.58cm">
                <text:p/>
              </draw:line>
              <draw:line draw:style-name="gr303" draw:text-style-name="P8" draw:layer="layout" svg:x1="17.243cm" svg:y1="8.582cm" svg:x2="17.34cm" svg:y2="8.529cm">
                <text:p/>
              </draw:line>
              <draw:line draw:style-name="gr304" draw:text-style-name="P8" draw:layer="layout" svg:x1="17.144cm" svg:y1="8.532cm" svg:x2="17.241cm" svg:y2="8.479cm">
                <text:p/>
              </draw:line>
              <draw:line draw:style-name="gr305" draw:text-style-name="P8" draw:layer="layout" svg:x1="17.046cm" svg:y1="8.481cm" svg:x2="17.143cm" svg:y2="8.428cm">
                <text:p/>
              </draw:line>
              <draw:line draw:style-name="gr306" draw:text-style-name="P8" draw:layer="layout" svg:x1="16.9cm" svg:y1="8.509cm" svg:x2="16.997cm" svg:y2="8.456cm">
                <text:p/>
              </draw:line>
              <draw:line draw:style-name="gr307" draw:text-style-name="P8" draw:layer="layout" svg:x1="16.948cm" svg:y1="8.431cm" svg:x2="17.045cm" svg:y2="8.378cm">
                <text:p/>
              </draw:line>
              <draw:line draw:style-name="gr308" draw:text-style-name="P8" draw:layer="layout" svg:x1="16.802cm" svg:y1="8.458cm" svg:x2="16.899cm" svg:y2="8.405cm">
                <text:p/>
              </draw:line>
              <draw:line draw:style-name="gr309" draw:text-style-name="P8" draw:layer="layout" svg:x1="17.588cm" svg:y1="8.862cm" svg:x2="17.685cm" svg:y2="8.809cm">
                <text:p/>
              </draw:line>
              <draw:line draw:style-name="gr310" draw:text-style-name="P8" draw:layer="layout" svg:x1="17.49cm" svg:y1="8.812cm" svg:x2="17.587cm" svg:y2="8.759cm">
                <text:p/>
              </draw:line>
              <draw:line draw:style-name="gr311" draw:text-style-name="P8" draw:layer="layout" svg:x1="17.931cm" svg:y1="9.04cm" svg:x2="18.318cm" svg:y2="8.828cm">
                <text:p/>
              </draw:line>
              <draw:line draw:style-name="gr312" draw:text-style-name="P8" draw:layer="layout" svg:x1="18.03cm" svg:y1="9.09cm" svg:x2="18.417cm" svg:y2="8.878cm">
                <text:p/>
              </draw:line>
              <draw:line draw:style-name="gr313" draw:text-style-name="P8" draw:layer="layout" svg:x1="18.124cm" svg:y1="8.83cm" svg:x2="18.419cm" svg:y2="8.981cm">
                <text:p/>
              </draw:line>
              <draw:line draw:style-name="gr314" draw:text-style-name="P8" draw:layer="layout" svg:x1="18.027cm" svg:y1="8.883cm" svg:x2="18.322cm" svg:y2="9.034cm">
                <text:p/>
              </draw:line>
              <draw:line draw:style-name="gr315" draw:text-style-name="P8" draw:layer="layout" svg:x1="17.93cm" svg:y1="8.936cm" svg:x2="18.127cm" svg:y2="9.037cm">
                <text:p/>
              </draw:line>
              <draw:polygon draw:style-name="gr316" draw:text-style-name="P2" draw:layer="layout" svg:width="1.558cm" svg:height="0.93cm" draw:transform="skewX (-0.0031415926535898) rotate (0.0122173047639603) translate (16.5571034475883cm 8.4094016292789cm)" svg:viewBox="0 0 1559 931" draw:points="0,103 0,0 1559,827 1559,931">
                <text:p/>
              </draw:polygon>
              <draw:polygon draw:style-name="gr317" draw:text-style-name="P5" draw:layer="layout" svg:width="2.095cm" svg:height="1.213cm" draw:transform="skewX (-0.00418879020478639) rotate (0.0118682389135614) translate (16.5524660694744cm 8.12515638550749cm)" svg:viewBox="0 0 2096 1214" draw:points="537,0 2096,826 2096,930 1559,1214 0,388 0,284">
                <text:p/>
              </draw:polygon>
            </draw:g>
          </draw:g>
        </draw:g>
        <draw:g draw:style-name="gr1">
          <draw:glue-point draw:id="4" svg:x="-2.307cm" svg:y="2.933cm"/>
          <draw:glue-point draw:id="5" svg:x="3.525cm" svg:y="-0.947cm"/>
          <draw:glue-point draw:id="6" svg:x="1.128cm" svg:y="-3.617cm"/>
          <draw:glue-point draw:id="7" svg:x="-2.406cm" svg:y="-2.796cm"/>
          <draw:glue-point draw:id="8" svg:x="-2.089cm" svg:y="-4.999cm"/>
          <draw:glue-point draw:id="9" svg:x="0.783cm" svg:y="-3.838cm"/>
          <draw:glue-point draw:id="10" svg:x="0.676cm" svg:y="4.157cm"/>
          <draw:g draw:style-name="gr1">
            <draw:path draw:style-name="gr318" draw:text-style-name="P1" draw:layer="layout" svg:width="0.533cm" svg:height="0.309cm" draw:transform="rotate (0.0130899693899575) translate (11.8944728104621cm 23.5497410256988cm)" svg:viewBox="0 0 534 310" svg:d="M0 310c134 0 534-103 534-181 0-77-12-129-146-129 0 78-391 77-388 310z">
              <text:p/>
            </draw:path>
            <draw:g draw:style-name="gr3">
              <draw:polygon draw:style-name="gr319" draw:text-style-name="P2" draw:layer="layout" svg:width="0.243cm" svg:height="0.258cm" draw:transform="rotate (0.0123918376891597) translate (11.6978350144377cm 23.6036327584838cm)" svg:viewBox="0 0 244 259" draw:points="0,155 48,0 244,103 195,259">
                <text:p/>
              </draw:polygon>
              <draw:polygon draw:style-name="gr320" draw:text-style-name="P3" draw:layer="layout" svg:width="0.535cm" svg:height="0.283cm" draw:transform="rotate (0.0130899693899575) translate (11.7439155546823cm 23.4224203085727cm)" svg:viewBox="0 0 536 284" draw:points="0,181 97,103 244,26 341,0 536,103 439,129 293,207 195,284">
                <text:p/>
              </draw:polygon>
              <draw:path draw:style-name="gr321" draw:text-style-name="P4" draw:layer="layout" svg:width="0.439cm" svg:height="0.335cm" draw:transform="skewX (-0.00593411945678072) rotate (0.0113446401379631) translate (11.8905023205115cm 23.5231963044983cm)" svg:viewBox="0 0 440 336" svg:d="M440 103c0-155-98-103-195-51-98 51-196 52-245 284 0 0 195-103 440-233z">
                <text:p/>
              </draw:path>
              <draw:path draw:style-name="gr322" draw:text-style-name="P5" draw:layer="layout" svg:width="0.633cm" svg:height="0.439cm" draw:transform="rotate (0.0125663706143592) translate (11.6955360508762cm 23.4228496609578cm)" svg:viewBox="0 0 634 440" svg:d="M390 0c-98 26-98 26-195 78-49 25-147 51-195 258 98 52 98 52 195 104 56-24 341-181 439-233 0-129-98-129-244-207z">
                <text:p/>
              </draw:path>
            </draw:g>
          </draw:g>
          <draw:g draw:style-name="gr1">
            <draw:path draw:style-name="gr323" draw:text-style-name="P1" draw:layer="layout" svg:width="0.876cm" svg:height="0.619cm" draw:transform="rotate (0.0125663706143592) translate (11.4360327091688cm 22.3143838275886cm)" svg:viewBox="0 0 877 620" svg:d="M3 620c134 0 875-25 874-258 0-233-255-362-389-362 0 78-535 52-485 620z">
              <text:p/>
            </draw:path>
            <draw:g draw:style-name="gr3">
              <draw:polygon draw:style-name="gr324" draw:text-style-name="P2" draw:layer="layout" svg:width="0.486cm" svg:height="0.36cm" draw:transform="skewX (-0.00558505360638185) rotate (0.0102974425867665) translate (10.9509229332269cm 22.5788162247236cm)" svg:viewBox="0 0 487 361" draw:points="0,103 0,0 487,258 487,361">
                <text:p/>
              </draw:polygon>
              <draw:polygon draw:style-name="gr325" draw:text-style-name="P2" draw:layer="layout" svg:width="0.487cm" svg:height="0.439cm" draw:transform="skewX (-0.00226892802759263) rotate (0.0122173047639603) translate (11.3355855522057cm 22.1863004062754cm)" svg:viewBox="0 0 488 440" draw:points="0,181 0,0 488,259 488,440">
                <text:p/>
              </draw:polygon>
              <draw:polygon draw:style-name="gr326" draw:text-style-name="P3" draw:layer="layout" svg:width="0.877cm" svg:height="0.464cm" draw:transform="rotate (0.0125663706143592) translate (10.94847183084cm 22.3721228072503cm)" svg:viewBox="0 0 878 465" draw:points="0,207 390,0 878,259 488,465">
                <text:p/>
              </draw:polygon>
              <draw:polygon draw:style-name="gr327" draw:text-style-name="P4" draw:layer="layout" svg:width="0.487cm" svg:height="0.439cm" draw:transform="skewX (-0.00453785605518526) rotate (0.0102974425867665) translate (11.4374318824189cm 22.494398324982cm)" svg:viewBox="0 0 488 440" draw:points="0,440 0,337 390,129 390,0 488,52 488,181">
                <text:p/>
              </draw:polygon>
              <draw:polygon draw:style-name="gr328" draw:text-style-name="P2" draw:layer="layout" svg:width="1.56cm" svg:height="1.964cm" draw:transform="skewX (-0.0015707963267949) rotate (0.0122173047639603) translate (10.3867838307884cm 20.6210817886705cm)" svg:viewBox="0 0 1561 1965" draw:points="1,1138 0,0 1561,827 1561,1965">
                <text:p/>
              </draw:polygon>
              <draw:polygon draw:style-name="gr329" draw:text-style-name="P6" draw:layer="layout" svg:width="1.462cm" svg:height="1.809cm" draw:transform="skewX (-0.00226892802759263) rotate (0.0123918376891597) translate (10.4364634566081cm 20.697739776196cm)" svg:viewBox="0 0 1463 1810" draw:points="0,1034 0,0 1463,776 1462,1810">
                <text:p/>
              </draw:polygon>
              <draw:polygon draw:style-name="gr330" draw:text-style-name="P3" draw:layer="layout" svg:width="1.658cm" svg:height="0.878cm" draw:transform="skewX (-0.00122173047639603) rotate (0.0120427718387609) translate (10.3860960178536cm 20.5692311742671cm)" svg:viewBox="0 0 1659 879" draw:points="1561,879 0,52 97,0 1659,827">
                <text:p/>
              </draw:polygon>
              <draw:polygon draw:style-name="gr331" draw:text-style-name="P4" draw:layer="layout" svg:width="0.097cm" svg:height="1.188cm" draw:transform="skewX (-0.00418879020478639) rotate (0.0102974425867665) translate (11.9579273202279cm 21.3769505908616cm)" svg:viewBox="0 0 98 1189" draw:points="0,1189 0,52 98,0 98,1137">
                <text:p/>
              </draw:polygon>
              <draw:polygon draw:style-name="gr332" draw:text-style-name="P5" draw:layer="layout" svg:width="1.658cm" svg:height="2.377cm" draw:transform="skewX (-0.00174532925199433) rotate (0.0120427718387609) translate (10.3860688684755cm 20.5692315012367cm)" svg:viewBox="0 0 1659 2378" draw:points="98,0 1658,827 1659,1964 1561,2016 1513,1990 1513,2119 1026,2378 538,2119 538,2016 928,1809 928,1680 1,1189 0,52">
                <text:p/>
              </draw:polygon>
            </draw:g>
          </draw:g>
          <draw:g draw:style-name="gr1">
            <draw:path draw:style-name="gr333" draw:text-style-name="P1" draw:layer="layout" svg:width="0.634cm" svg:height="0.31cm" draw:transform="rotate (0.0109955742875643) translate (11.2536040610148cm 23.2724654110551cm)" svg:viewBox="0 0 635 311" svg:d="M3 311c135-1 632-130 632-208-1-77-13-103-147-103 0 78-536 52-485 311z">
              <text:p/>
            </draw:path>
            <draw:g draw:style-name="gr3">
              <draw:polygon draw:style-name="gr334" draw:text-style-name="P3" draw:layer="layout" svg:width="2.095cm" svg:height="1.11cm" draw:transform="skewX (-0.00366519142918809) rotate (0.0118682389135614) translate (9.68078012479626cm 22.4131526580489cm)" svg:viewBox="0 0 2096 1111" draw:points="1559,1111 0,284 537,0 2096,826">
                <text:p/>
              </draw:polygon>
              <draw:polygon draw:style-name="gr335" draw:text-style-name="P7" draw:layer="layout" svg:width="1.413cm" svg:height="0.749cm" draw:transform="skewX (-0.00261799387799149) rotate (0.0120427718387609) translate (9.82846088491793cm 22.4887299575695cm)" svg:viewBox="0 0 1414 750" draw:points="0,207 390,0 1414,543 1024,750">
                <text:p/>
              </draw:polygon>
              <draw:polygon draw:style-name="gr336" draw:text-style-name="P7" draw:layer="layout" svg:width="0.682cm" svg:height="0.361cm" draw:transform="skewX (-0.00279252680319093) rotate (0.011693705988362) translate (10.9581631365517cm 23.0695669327206cm)" svg:viewBox="0 0 683 362" draw:points="0,207 390,0 683,155 293,362">
                <text:p/>
              </draw:polygon>
              <draw:polygon draw:style-name="gr337" draw:text-style-name="P4" draw:layer="layout" svg:width="0.535cm" svg:height="0.387cm" draw:transform="rotate (0.0111701072127637) translate (11.2539392038565cm 23.2206527007998cm)" svg:viewBox="0 0 536 388" draw:points="0,388 0,285 536,0 536,103">
                <text:p/>
              </draw:polygon>
              <draw:line draw:style-name="gr338" draw:text-style-name="P8" draw:layer="layout" svg:x1="9.928cm" svg:y1="22.643cm" svg:x2="10.96cm" svg:y2="23.173cm">
                <text:p/>
              </draw:line>
              <draw:line draw:style-name="gr339" draw:text-style-name="P8" draw:layer="layout" svg:x1="10.025cm" svg:y1="22.59cm" svg:x2="11.057cm" svg:y2="23.12cm">
                <text:p/>
              </draw:line>
              <draw:line draw:style-name="gr340" draw:text-style-name="P8" draw:layer="layout" svg:x1="10.122cm" svg:y1="22.537cm" svg:x2="11.154cm" svg:y2="23.067cm">
                <text:p/>
              </draw:line>
              <draw:line draw:style-name="gr341" draw:text-style-name="P8" draw:layer="layout" svg:x1="11.055cm" svg:y1="23.017cm" svg:x2="11.152cm" svg:y2="22.964cm">
                <text:p/>
              </draw:line>
              <draw:line draw:style-name="gr342" draw:text-style-name="P8" draw:layer="layout" svg:x1="10.957cm" svg:y1="22.967cm" svg:x2="11.054cm" svg:y2="22.914cm">
                <text:p/>
              </draw:line>
              <draw:line draw:style-name="gr343" draw:text-style-name="P8" draw:layer="layout" svg:x1="10.858cm" svg:y1="22.916cm" svg:x2="10.955cm" svg:y2="22.863cm">
                <text:p/>
              </draw:line>
              <draw:line draw:style-name="gr344" draw:text-style-name="P8" draw:layer="layout" svg:x1="10.909cm" svg:y1="23.044cm" svg:x2="11.006cm" svg:y2="22.991cm">
                <text:p/>
              </draw:line>
              <draw:line draw:style-name="gr345" draw:text-style-name="P8" draw:layer="layout" svg:x1="10.811cm" svg:y1="22.994cm" svg:x2="10.908cm" svg:y2="22.941cm">
                <text:p/>
              </draw:line>
              <draw:line draw:style-name="gr346" draw:text-style-name="P8" draw:layer="layout" svg:x1="10.713cm" svg:y1="22.944cm" svg:x2="10.81cm" svg:y2="22.891cm">
                <text:p/>
              </draw:line>
              <draw:line draw:style-name="gr347" draw:text-style-name="P8" draw:layer="layout" svg:x1="10.761cm" svg:y1="22.865cm" svg:x2="10.858cm" svg:y2="22.812cm">
                <text:p/>
              </draw:line>
              <draw:line draw:style-name="gr348" draw:text-style-name="P8" draw:layer="layout" svg:x1="10.615cm" svg:y1="22.893cm" svg:x2="10.712cm" svg:y2="22.84cm">
                <text:p/>
              </draw:line>
              <draw:line draw:style-name="gr349" draw:text-style-name="P8" draw:layer="layout" svg:x1="10.662cm" svg:y1="22.815cm" svg:x2="10.759cm" svg:y2="22.762cm">
                <text:p/>
              </draw:line>
              <draw:line draw:style-name="gr350" draw:text-style-name="P8" draw:layer="layout" svg:x1="10.564cm" svg:y1="22.764cm" svg:x2="10.661cm" svg:y2="22.711cm">
                <text:p/>
              </draw:line>
              <draw:line draw:style-name="gr351" draw:text-style-name="P8" draw:layer="layout" svg:x1="10.466cm" svg:y1="22.714cm" svg:x2="10.563cm" svg:y2="22.661cm">
                <text:p/>
              </draw:line>
              <draw:line draw:style-name="gr352" draw:text-style-name="P8" draw:layer="layout" svg:x1="10.516cm" svg:y1="22.843cm" svg:x2="10.613cm" svg:y2="22.79cm">
                <text:p/>
              </draw:line>
              <draw:line draw:style-name="gr353" draw:text-style-name="P8" draw:layer="layout" svg:x1="10.418cm" svg:y1="22.792cm" svg:x2="10.515cm" svg:y2="22.739cm">
                <text:p/>
              </draw:line>
              <draw:line draw:style-name="gr354" draw:text-style-name="P8" draw:layer="layout" svg:x1="10.32cm" svg:y1="22.742cm" svg:x2="10.417cm" svg:y2="22.689cm">
                <text:p/>
              </draw:line>
              <draw:line draw:style-name="gr355" draw:text-style-name="P8" draw:layer="layout" svg:x1="10.368cm" svg:y1="22.664cm" svg:x2="10.465cm" svg:y2="22.611cm">
                <text:p/>
              </draw:line>
              <draw:line draw:style-name="gr356" draw:text-style-name="P8" draw:layer="layout" svg:x1="10.222cm" svg:y1="22.691cm" svg:x2="10.319cm" svg:y2="22.638cm">
                <text:p/>
              </draw:line>
              <draw:line draw:style-name="gr357" draw:text-style-name="P8" draw:layer="layout" svg:x1="10.269cm" svg:y1="22.613cm" svg:x2="10.366cm" svg:y2="22.56cm">
                <text:p/>
              </draw:line>
              <draw:line draw:style-name="gr358" draw:text-style-name="P8" draw:layer="layout" svg:x1="10.171cm" svg:y1="22.562cm" svg:x2="10.268cm" svg:y2="22.509cm">
                <text:p/>
              </draw:line>
              <draw:line draw:style-name="gr359" draw:text-style-name="P8" draw:layer="layout" svg:x1="10.123cm" svg:y1="22.641cm" svg:x2="10.22cm" svg:y2="22.588cm">
                <text:p/>
              </draw:line>
              <draw:line draw:style-name="gr360" draw:text-style-name="P8" draw:layer="layout" svg:x1="10.764cm" svg:y1="23.072cm" svg:x2="10.861cm" svg:y2="23.019cm">
                <text:p/>
              </draw:line>
              <draw:line draw:style-name="gr361" draw:text-style-name="P8" draw:layer="layout" svg:x1="10.665cm" svg:y1="23.022cm" svg:x2="10.762cm" svg:y2="22.969cm">
                <text:p/>
              </draw:line>
              <draw:line draw:style-name="gr362" draw:text-style-name="P8" draw:layer="layout" svg:x1="10.567cm" svg:y1="22.971cm" svg:x2="10.664cm" svg:y2="22.918cm">
                <text:p/>
              </draw:line>
              <draw:line draw:style-name="gr363" draw:text-style-name="P8" draw:layer="layout" svg:x1="10.519cm" svg:y1="23.049cm" svg:x2="10.616cm" svg:y2="22.996cm">
                <text:p/>
              </draw:line>
              <draw:line draw:style-name="gr364" draw:text-style-name="P8" draw:layer="layout" svg:x1="10.421cm" svg:y1="22.999cm" svg:x2="10.518cm" svg:y2="22.946cm">
                <text:p/>
              </draw:line>
              <draw:line draw:style-name="gr365" draw:text-style-name="P8" draw:layer="layout" svg:x1="10.469cm" svg:y1="22.921cm" svg:x2="10.566cm" svg:y2="22.868cm">
                <text:p/>
              </draw:line>
              <draw:line draw:style-name="gr366" draw:text-style-name="P8" draw:layer="layout" svg:x1="10.371cm" svg:y1="22.87cm" svg:x2="10.468cm" svg:y2="22.817cm">
                <text:p/>
              </draw:line>
              <draw:line draw:style-name="gr367" draw:text-style-name="P8" draw:layer="layout" svg:x1="10.272cm" svg:y1="22.82cm" svg:x2="10.369cm" svg:y2="22.767cm">
                <text:p/>
              </draw:line>
              <draw:line draw:style-name="gr368" draw:text-style-name="P8" draw:layer="layout" svg:x1="10.174cm" svg:y1="22.769cm" svg:x2="10.271cm" svg:y2="22.716cm">
                <text:p/>
              </draw:line>
              <draw:line draw:style-name="gr369" draw:text-style-name="P8" draw:layer="layout" svg:x1="10.028cm" svg:y1="22.797cm" svg:x2="10.125cm" svg:y2="22.744cm">
                <text:p/>
              </draw:line>
              <draw:line draw:style-name="gr370" draw:text-style-name="P8" draw:layer="layout" svg:x1="10.076cm" svg:y1="22.719cm" svg:x2="10.173cm" svg:y2="22.666cm">
                <text:p/>
              </draw:line>
              <draw:line draw:style-name="gr371" draw:text-style-name="P8" draw:layer="layout" svg:x1="9.93cm" svg:y1="22.746cm" svg:x2="10.027cm" svg:y2="22.693cm">
                <text:p/>
              </draw:line>
              <draw:line draw:style-name="gr372" draw:text-style-name="P8" draw:layer="layout" svg:x1="10.716cm" svg:y1="23.15cm" svg:x2="10.813cm" svg:y2="23.097cm">
                <text:p/>
              </draw:line>
              <draw:line draw:style-name="gr373" draw:text-style-name="P8" draw:layer="layout" svg:x1="10.618cm" svg:y1="23.1cm" svg:x2="10.715cm" svg:y2="23.047cm">
                <text:p/>
              </draw:line>
              <draw:line draw:style-name="gr374" draw:text-style-name="P8" draw:layer="layout" svg:x1="11.059cm" svg:y1="23.328cm" svg:x2="11.446cm" svg:y2="23.116cm">
                <text:p/>
              </draw:line>
              <draw:line draw:style-name="gr375" draw:text-style-name="P8" draw:layer="layout" svg:x1="11.158cm" svg:y1="23.378cm" svg:x2="11.545cm" svg:y2="23.166cm">
                <text:p/>
              </draw:line>
              <draw:line draw:style-name="gr376" draw:text-style-name="P8" draw:layer="layout" svg:x1="11.252cm" svg:y1="23.118cm" svg:x2="11.547cm" svg:y2="23.269cm">
                <text:p/>
              </draw:line>
              <draw:line draw:style-name="gr377" draw:text-style-name="P8" draw:layer="layout" svg:x1="11.155cm" svg:y1="23.171cm" svg:x2="11.45cm" svg:y2="23.322cm">
                <text:p/>
              </draw:line>
              <draw:line draw:style-name="gr378" draw:text-style-name="P8" draw:layer="layout" svg:x1="11.058cm" svg:y1="23.224cm" svg:x2="11.255cm" svg:y2="23.325cm">
                <text:p/>
              </draw:line>
              <draw:polygon draw:style-name="gr379" draw:text-style-name="P2" draw:layer="layout" svg:width="1.558cm" svg:height="0.93cm" draw:transform="skewX (-0.00314159265358979) rotate (0.0122173047639603) translate (9.68510344758832cm 22.6974016292789cm)" svg:viewBox="0 0 1559 931" draw:points="0,103 0,0 1559,827 1559,931">
                <text:p/>
              </draw:polygon>
              <draw:polygon draw:style-name="gr380" draw:text-style-name="P5" draw:layer="layout" svg:width="2.095cm" svg:height="1.213cm" draw:transform="skewX (-0.00418879020478639) rotate (0.0118682389135614) translate (9.68046606947444cm 22.4131563855075cm)" svg:viewBox="0 0 2096 1214" draw:points="537,0 2096,826 2096,930 1559,1214 0,388 0,284">
                <text:p/>
              </draw:polygon>
            </draw:g>
          </draw:g>
        </draw:g>
        <draw:g draw:style-name="gr1">
          <draw:glue-point draw:id="4" svg:x="-2.307cm" svg:y="2.933cm"/>
          <draw:glue-point draw:id="5" svg:x="3.525cm" svg:y="-0.947cm"/>
          <draw:glue-point draw:id="6" svg:x="1.128cm" svg:y="-3.617cm"/>
          <draw:glue-point draw:id="7" svg:x="-2.406cm" svg:y="-2.796cm"/>
          <draw:glue-point draw:id="8" svg:x="-2.089cm" svg:y="-4.999cm"/>
          <draw:glue-point draw:id="9" svg:x="0.783cm" svg:y="-3.838cm"/>
          <draw:glue-point draw:id="10" svg:x="0.676cm" svg:y="4.157cm"/>
          <draw:g draw:style-name="gr1">
            <draw:path draw:style-name="gr381" draw:text-style-name="P1" draw:layer="layout" svg:width="0.533cm" svg:height="0.309cm" draw:transform="rotate (0.0130899693899575) translate (16.9744728104621cm 21.1267410256988cm)" svg:viewBox="0 0 534 310" svg:d="M0 310c134 0 534-103 534-181 0-77-12-129-146-129 0 78-391 77-388 310z">
              <text:p/>
            </draw:path>
            <draw:g draw:style-name="gr3">
              <draw:polygon draw:style-name="gr382" draw:text-style-name="P2" draw:layer="layout" svg:width="0.243cm" svg:height="0.258cm" draw:transform="rotate (0.0123918376891597) translate (16.7778350144377cm 21.1806327584838cm)" svg:viewBox="0 0 244 259" draw:points="0,155 48,0 244,103 195,259">
                <text:p/>
              </draw:polygon>
              <draw:polygon draw:style-name="gr383" draw:text-style-name="P3" draw:layer="layout" svg:width="0.535cm" svg:height="0.283cm" draw:transform="rotate (0.0130899693899575) translate (16.8239155546823cm 20.9994203085727cm)" svg:viewBox="0 0 536 284" draw:points="0,181 97,103 244,26 341,0 536,103 439,129 293,207 195,284">
                <text:p/>
              </draw:polygon>
              <draw:path draw:style-name="gr384" draw:text-style-name="P4" draw:layer="layout" svg:width="0.439cm" svg:height="0.335cm" draw:transform="skewX (-0.00593411945678072) rotate (0.0113446401379631) translate (16.9705023205115cm 21.1001963044983cm)" svg:viewBox="0 0 440 336" svg:d="M440 103c0-155-98-103-195-51-98 51-196 52-245 284 0 0 195-103 440-233z">
                <text:p/>
              </draw:path>
              <draw:path draw:style-name="gr385" draw:text-style-name="P5" draw:layer="layout" svg:width="0.633cm" svg:height="0.439cm" draw:transform="rotate (0.0125663706143592) translate (16.7755360508762cm 20.9998496609578cm)" svg:viewBox="0 0 634 440" svg:d="M390 0c-98 26-98 26-195 78-49 25-147 51-195 258 98 52 98 52 195 104 56-24 341-181 439-233 0-129-98-129-244-207z">
                <text:p/>
              </draw:path>
            </draw:g>
          </draw:g>
          <draw:g draw:style-name="gr1">
            <draw:path draw:style-name="gr386" draw:text-style-name="P1" draw:layer="layout" svg:width="0.876cm" svg:height="0.619cm" draw:transform="rotate (0.0125663706143592) translate (16.5160327091688cm 19.8913838275886cm)" svg:viewBox="0 0 877 620" svg:d="M3 620c134 0 875-25 874-258 0-233-255-362-389-362 0 78-535 52-485 620z">
              <text:p/>
            </draw:path>
            <draw:g draw:style-name="gr3">
              <draw:polygon draw:style-name="gr387" draw:text-style-name="P2" draw:layer="layout" svg:width="0.486cm" svg:height="0.36cm" draw:transform="skewX (-0.00558505360638185) rotate (0.0102974425867665) translate (16.0309229332269cm 20.1558162247236cm)" svg:viewBox="0 0 487 361" draw:points="0,103 0,0 487,258 487,361">
                <text:p/>
              </draw:polygon>
              <draw:polygon draw:style-name="gr388" draw:text-style-name="P2" draw:layer="layout" svg:width="0.487cm" svg:height="0.439cm" draw:transform="skewX (-0.00226892802759263) rotate (0.0122173047639603) translate (16.4155855522057cm 19.7633004062754cm)" svg:viewBox="0 0 488 440" draw:points="0,181 0,0 488,259 488,440">
                <text:p/>
              </draw:polygon>
              <draw:polygon draw:style-name="gr389" draw:text-style-name="P3" draw:layer="layout" svg:width="0.877cm" svg:height="0.464cm" draw:transform="rotate (0.0125663706143592) translate (16.02847183084cm 19.9491228072503cm)" svg:viewBox="0 0 878 465" draw:points="0,207 390,0 878,259 488,465">
                <text:p/>
              </draw:polygon>
              <draw:polygon draw:style-name="gr390" draw:text-style-name="P4" draw:layer="layout" svg:width="0.487cm" svg:height="0.439cm" draw:transform="skewX (-0.00453785605518526) rotate (0.0102974425867665) translate (16.5174318824189cm 20.071398324982cm)" svg:viewBox="0 0 488 440" draw:points="0,440 0,337 390,129 390,0 488,52 488,181">
                <text:p/>
              </draw:polygon>
              <draw:polygon draw:style-name="gr391" draw:text-style-name="P2" draw:layer="layout" svg:width="1.56cm" svg:height="1.964cm" draw:transform="skewX (-0.0015707963267949) rotate (0.0122173047639603) translate (15.4667838307884cm 18.1980817886705cm)" svg:viewBox="0 0 1561 1965" draw:points="1,1138 0,0 1561,827 1561,1965">
                <text:p/>
              </draw:polygon>
              <draw:polygon draw:style-name="gr392" draw:text-style-name="P6" draw:layer="layout" svg:width="1.462cm" svg:height="1.809cm" draw:transform="skewX (-0.00226892802759263) rotate (0.0123918376891597) translate (15.5164634566081cm 18.274739776196cm)" svg:viewBox="0 0 1463 1810" draw:points="0,1034 0,0 1463,776 1462,1810">
                <text:p/>
              </draw:polygon>
              <draw:polygon draw:style-name="gr393" draw:text-style-name="P3" draw:layer="layout" svg:width="1.658cm" svg:height="0.878cm" draw:transform="skewX (-0.00122173047639603) rotate (0.0120427718387609) translate (15.4660960178536cm 18.1462311742671cm)" svg:viewBox="0 0 1659 879" draw:points="1561,879 0,52 97,0 1659,827">
                <text:p/>
              </draw:polygon>
              <draw:polygon draw:style-name="gr394" draw:text-style-name="P4" draw:layer="layout" svg:width="0.097cm" svg:height="1.188cm" draw:transform="skewX (-0.00418879020478639) rotate (0.0102974425867665) translate (17.0379273202279cm 18.9539505908616cm)" svg:viewBox="0 0 98 1189" draw:points="0,1189 0,52 98,0 98,1137">
                <text:p/>
              </draw:polygon>
              <draw:polygon draw:style-name="gr395" draw:text-style-name="P5" draw:layer="layout" svg:width="1.658cm" svg:height="2.377cm" draw:transform="skewX (-0.00174532925199433) rotate (0.0120427718387609) translate (15.4660688684755cm 18.1462315012367cm)" svg:viewBox="0 0 1659 2378" draw:points="98,0 1658,827 1659,1964 1561,2016 1513,1990 1513,2119 1026,2378 538,2119 538,2016 928,1809 928,1680 1,1189 0,52">
                <text:p/>
              </draw:polygon>
            </draw:g>
          </draw:g>
          <draw:g draw:style-name="gr1">
            <draw:path draw:style-name="gr396" draw:text-style-name="P1" draw:layer="layout" svg:width="0.634cm" svg:height="0.31cm" draw:transform="rotate (0.0109955742875643) translate (16.3336040610148cm 20.8494654110551cm)" svg:viewBox="0 0 635 311" svg:d="M3 311c135-1 632-130 632-208-1-77-13-103-147-103 0 78-536 52-485 311z">
              <text:p/>
            </draw:path>
            <draw:g draw:style-name="gr3">
              <draw:polygon draw:style-name="gr397" draw:text-style-name="P3" draw:layer="layout" svg:width="2.095cm" svg:height="1.11cm" draw:transform="skewX (-0.00366519142918809) rotate (0.0118682389135614) translate (14.7607801247963cm 19.9901526580489cm)" svg:viewBox="0 0 2096 1111" draw:points="1559,1111 0,284 537,0 2096,826">
                <text:p/>
              </draw:polygon>
              <draw:polygon draw:style-name="gr398" draw:text-style-name="P7" draw:layer="layout" svg:width="1.413cm" svg:height="0.749cm" draw:transform="skewX (-0.00261799387799149) rotate (0.0120427718387609) translate (14.9084608849179cm 20.0657299575695cm)" svg:viewBox="0 0 1414 750" draw:points="0,207 390,0 1414,543 1024,750">
                <text:p/>
              </draw:polygon>
              <draw:polygon draw:style-name="gr399" draw:text-style-name="P7" draw:layer="layout" svg:width="0.682cm" svg:height="0.361cm" draw:transform="skewX (-0.00279252680319093) rotate (0.011693705988362) translate (16.0381631365517cm 20.6465669327206cm)" svg:viewBox="0 0 683 362" draw:points="0,207 390,0 683,155 293,362">
                <text:p/>
              </draw:polygon>
              <draw:polygon draw:style-name="gr400" draw:text-style-name="P4" draw:layer="layout" svg:width="0.535cm" svg:height="0.387cm" draw:transform="rotate (0.0111701072127637) translate (16.3339392038565cm 20.7976527007998cm)" svg:viewBox="0 0 536 388" draw:points="0,388 0,285 536,0 536,103">
                <text:p/>
              </draw:polygon>
              <draw:line draw:style-name="gr401" draw:text-style-name="P8" draw:layer="layout" svg:x1="15.008cm" svg:y1="20.22cm" svg:x2="16.04cm" svg:y2="20.75cm">
                <text:p/>
              </draw:line>
              <draw:line draw:style-name="gr402" draw:text-style-name="P8" draw:layer="layout" svg:x1="15.105cm" svg:y1="20.167cm" svg:x2="16.137cm" svg:y2="20.697cm">
                <text:p/>
              </draw:line>
              <draw:line draw:style-name="gr403" draw:text-style-name="P8" draw:layer="layout" svg:x1="15.202cm" svg:y1="20.114cm" svg:x2="16.234cm" svg:y2="20.644cm">
                <text:p/>
              </draw:line>
              <draw:line draw:style-name="gr404" draw:text-style-name="P8" draw:layer="layout" svg:x1="16.135cm" svg:y1="20.594cm" svg:x2="16.232cm" svg:y2="20.541cm">
                <text:p/>
              </draw:line>
              <draw:line draw:style-name="gr405" draw:text-style-name="P8" draw:layer="layout" svg:x1="16.037cm" svg:y1="20.544cm" svg:x2="16.134cm" svg:y2="20.491cm">
                <text:p/>
              </draw:line>
              <draw:line draw:style-name="gr406" draw:text-style-name="P8" draw:layer="layout" svg:x1="15.938cm" svg:y1="20.493cm" svg:x2="16.035cm" svg:y2="20.44cm">
                <text:p/>
              </draw:line>
              <draw:line draw:style-name="gr407" draw:text-style-name="P8" draw:layer="layout" svg:x1="15.989cm" svg:y1="20.621cm" svg:x2="16.086cm" svg:y2="20.568cm">
                <text:p/>
              </draw:line>
              <draw:line draw:style-name="gr408" draw:text-style-name="P8" draw:layer="layout" svg:x1="15.891cm" svg:y1="20.571cm" svg:x2="15.988cm" svg:y2="20.518cm">
                <text:p/>
              </draw:line>
              <draw:line draw:style-name="gr409" draw:text-style-name="P8" draw:layer="layout" svg:x1="15.793cm" svg:y1="20.521cm" svg:x2="15.89cm" svg:y2="20.468cm">
                <text:p/>
              </draw:line>
              <draw:line draw:style-name="gr410" draw:text-style-name="P8" draw:layer="layout" svg:x1="15.841cm" svg:y1="20.442cm" svg:x2="15.938cm" svg:y2="20.389cm">
                <text:p/>
              </draw:line>
              <draw:line draw:style-name="gr411" draw:text-style-name="P8" draw:layer="layout" svg:x1="15.695cm" svg:y1="20.47cm" svg:x2="15.792cm" svg:y2="20.417cm">
                <text:p/>
              </draw:line>
              <draw:line draw:style-name="gr412" draw:text-style-name="P8" draw:layer="layout" svg:x1="15.742cm" svg:y1="20.392cm" svg:x2="15.839cm" svg:y2="20.339cm">
                <text:p/>
              </draw:line>
              <draw:line draw:style-name="gr413" draw:text-style-name="P8" draw:layer="layout" svg:x1="15.644cm" svg:y1="20.341cm" svg:x2="15.741cm" svg:y2="20.288cm">
                <text:p/>
              </draw:line>
              <draw:line draw:style-name="gr414" draw:text-style-name="P8" draw:layer="layout" svg:x1="15.546cm" svg:y1="20.291cm" svg:x2="15.643cm" svg:y2="20.238cm">
                <text:p/>
              </draw:line>
              <draw:line draw:style-name="gr415" draw:text-style-name="P8" draw:layer="layout" svg:x1="15.596cm" svg:y1="20.42cm" svg:x2="15.693cm" svg:y2="20.367cm">
                <text:p/>
              </draw:line>
              <draw:line draw:style-name="gr416" draw:text-style-name="P8" draw:layer="layout" svg:x1="15.498cm" svg:y1="20.369cm" svg:x2="15.595cm" svg:y2="20.316cm">
                <text:p/>
              </draw:line>
              <draw:line draw:style-name="gr417" draw:text-style-name="P8" draw:layer="layout" svg:x1="15.4cm" svg:y1="20.319cm" svg:x2="15.497cm" svg:y2="20.266cm">
                <text:p/>
              </draw:line>
              <draw:line draw:style-name="gr418" draw:text-style-name="P8" draw:layer="layout" svg:x1="15.448cm" svg:y1="20.241cm" svg:x2="15.545cm" svg:y2="20.188cm">
                <text:p/>
              </draw:line>
              <draw:line draw:style-name="gr419" draw:text-style-name="P8" draw:layer="layout" svg:x1="15.302cm" svg:y1="20.268cm" svg:x2="15.399cm" svg:y2="20.215cm">
                <text:p/>
              </draw:line>
              <draw:line draw:style-name="gr420" draw:text-style-name="P8" draw:layer="layout" svg:x1="15.349cm" svg:y1="20.19cm" svg:x2="15.446cm" svg:y2="20.137cm">
                <text:p/>
              </draw:line>
              <draw:line draw:style-name="gr421" draw:text-style-name="P8" draw:layer="layout" svg:x1="15.251cm" svg:y1="20.139cm" svg:x2="15.348cm" svg:y2="20.086cm">
                <text:p/>
              </draw:line>
              <draw:line draw:style-name="gr422" draw:text-style-name="P8" draw:layer="layout" svg:x1="15.203cm" svg:y1="20.218cm" svg:x2="15.3cm" svg:y2="20.165cm">
                <text:p/>
              </draw:line>
              <draw:line draw:style-name="gr423" draw:text-style-name="P8" draw:layer="layout" svg:x1="15.844cm" svg:y1="20.649cm" svg:x2="15.941cm" svg:y2="20.596cm">
                <text:p/>
              </draw:line>
              <draw:line draw:style-name="gr424" draw:text-style-name="P8" draw:layer="layout" svg:x1="15.745cm" svg:y1="20.599cm" svg:x2="15.842cm" svg:y2="20.546cm">
                <text:p/>
              </draw:line>
              <draw:line draw:style-name="gr425" draw:text-style-name="P8" draw:layer="layout" svg:x1="15.647cm" svg:y1="20.548cm" svg:x2="15.744cm" svg:y2="20.495cm">
                <text:p/>
              </draw:line>
              <draw:line draw:style-name="gr426" draw:text-style-name="P8" draw:layer="layout" svg:x1="15.599cm" svg:y1="20.626cm" svg:x2="15.696cm" svg:y2="20.573cm">
                <text:p/>
              </draw:line>
              <draw:line draw:style-name="gr427" draw:text-style-name="P8" draw:layer="layout" svg:x1="15.501cm" svg:y1="20.576cm" svg:x2="15.598cm" svg:y2="20.523cm">
                <text:p/>
              </draw:line>
              <draw:line draw:style-name="gr428" draw:text-style-name="P8" draw:layer="layout" svg:x1="15.549cm" svg:y1="20.498cm" svg:x2="15.646cm" svg:y2="20.445cm">
                <text:p/>
              </draw:line>
              <draw:line draw:style-name="gr429" draw:text-style-name="P8" draw:layer="layout" svg:x1="15.451cm" svg:y1="20.447cm" svg:x2="15.548cm" svg:y2="20.394cm">
                <text:p/>
              </draw:line>
              <draw:line draw:style-name="gr430" draw:text-style-name="P8" draw:layer="layout" svg:x1="15.352cm" svg:y1="20.397cm" svg:x2="15.449cm" svg:y2="20.344cm">
                <text:p/>
              </draw:line>
              <draw:line draw:style-name="gr431" draw:text-style-name="P8" draw:layer="layout" svg:x1="15.254cm" svg:y1="20.346cm" svg:x2="15.351cm" svg:y2="20.293cm">
                <text:p/>
              </draw:line>
              <draw:line draw:style-name="gr432" draw:text-style-name="P8" draw:layer="layout" svg:x1="15.108cm" svg:y1="20.374cm" svg:x2="15.205cm" svg:y2="20.321cm">
                <text:p/>
              </draw:line>
              <draw:line draw:style-name="gr433" draw:text-style-name="P8" draw:layer="layout" svg:x1="15.156cm" svg:y1="20.296cm" svg:x2="15.253cm" svg:y2="20.243cm">
                <text:p/>
              </draw:line>
              <draw:line draw:style-name="gr434" draw:text-style-name="P8" draw:layer="layout" svg:x1="15.01cm" svg:y1="20.323cm" svg:x2="15.107cm" svg:y2="20.27cm">
                <text:p/>
              </draw:line>
              <draw:line draw:style-name="gr435" draw:text-style-name="P8" draw:layer="layout" svg:x1="15.796cm" svg:y1="20.727cm" svg:x2="15.893cm" svg:y2="20.674cm">
                <text:p/>
              </draw:line>
              <draw:line draw:style-name="gr436" draw:text-style-name="P8" draw:layer="layout" svg:x1="15.698cm" svg:y1="20.677cm" svg:x2="15.795cm" svg:y2="20.624cm">
                <text:p/>
              </draw:line>
              <draw:line draw:style-name="gr437" draw:text-style-name="P8" draw:layer="layout" svg:x1="16.139cm" svg:y1="20.905cm" svg:x2="16.526cm" svg:y2="20.693cm">
                <text:p/>
              </draw:line>
              <draw:line draw:style-name="gr438" draw:text-style-name="P8" draw:layer="layout" svg:x1="16.238cm" svg:y1="20.955cm" svg:x2="16.625cm" svg:y2="20.743cm">
                <text:p/>
              </draw:line>
              <draw:line draw:style-name="gr439" draw:text-style-name="P8" draw:layer="layout" svg:x1="16.332cm" svg:y1="20.695cm" svg:x2="16.627cm" svg:y2="20.846cm">
                <text:p/>
              </draw:line>
              <draw:line draw:style-name="gr440" draw:text-style-name="P8" draw:layer="layout" svg:x1="16.235cm" svg:y1="20.748cm" svg:x2="16.53cm" svg:y2="20.899cm">
                <text:p/>
              </draw:line>
              <draw:line draw:style-name="gr441" draw:text-style-name="P8" draw:layer="layout" svg:x1="16.138cm" svg:y1="20.801cm" svg:x2="16.335cm" svg:y2="20.902cm">
                <text:p/>
              </draw:line>
              <draw:polygon draw:style-name="gr442" draw:text-style-name="P2" draw:layer="layout" svg:width="1.558cm" svg:height="0.93cm" draw:transform="skewX (-0.00314159265358979) rotate (0.0122173047639603) translate (14.7651034475883cm 20.2744016292789cm)" svg:viewBox="0 0 1559 931" draw:points="0,103 0,0 1559,827 1559,931">
                <text:p/>
              </draw:polygon>
              <draw:polygon draw:style-name="gr443" draw:text-style-name="P5" draw:layer="layout" svg:width="2.095cm" svg:height="1.213cm" draw:transform="skewX (-0.00418879020478639) rotate (0.0118682389135614) translate (14.7604660694744cm 19.9901563855075cm)" svg:viewBox="0 0 2096 1214" draw:points="537,0 2096,826 2096,930 1559,1214 0,388 0,284">
                <text:p/>
              </draw:polygon>
            </draw:g>
          </draw:g>
        </draw:g>
        <draw:g draw:style-name="gr1">
          <draw:glue-point draw:id="4" svg:x="-2.307cm" svg:y="2.933cm"/>
          <draw:glue-point draw:id="5" svg:x="3.525cm" svg:y="-0.947cm"/>
          <draw:glue-point draw:id="6" svg:x="1.128cm" svg:y="-3.617cm"/>
          <draw:glue-point draw:id="7" svg:x="-2.406cm" svg:y="-2.796cm"/>
          <draw:glue-point draw:id="8" svg:x="-2.089cm" svg:y="-4.999cm"/>
          <draw:glue-point draw:id="9" svg:x="0.783cm" svg:y="-3.838cm"/>
          <draw:glue-point draw:id="10" svg:x="0.676cm" svg:y="4.157cm"/>
          <draw:g draw:style-name="gr1">
            <draw:path draw:style-name="gr444" draw:text-style-name="P1" draw:layer="layout" svg:width="0.533cm" svg:height="0.309cm" draw:transform="rotate (0.0130899693899575) translate (3.84447281046207cm 8.94474102569877cm)" svg:viewBox="0 0 534 310" svg:d="M0 310c134 0 534-103 534-181 0-77-12-129-146-129 0 78-391 77-388 310z">
              <text:p/>
            </draw:path>
            <draw:g draw:style-name="gr3">
              <draw:polygon draw:style-name="gr445" draw:text-style-name="P2" draw:layer="layout" svg:width="0.243cm" svg:height="0.258cm" draw:transform="rotate (0.0123918376891597) translate (3.64783501443772cm 8.99863275848381cm)" svg:viewBox="0 0 244 259" draw:points="0,155 48,0 244,103 195,259">
                <text:p/>
              </draw:polygon>
              <draw:polygon draw:style-name="gr446" draw:text-style-name="P3" draw:layer="layout" svg:width="0.535cm" svg:height="0.283cm" draw:transform="rotate (0.0130899693899575) translate (3.6939155546823cm 8.81742030857274cm)" svg:viewBox="0 0 536 284" draw:points="0,181 97,103 244,26 341,0 536,103 439,129 293,207 195,284">
                <text:p/>
              </draw:polygon>
              <draw:path draw:style-name="gr447" draw:text-style-name="P4" draw:layer="layout" svg:width="0.439cm" svg:height="0.335cm" draw:transform="skewX (-0.00593411945678072) rotate (0.0113446401379631) translate (3.84050232051153cm 8.9181963044983cm)" svg:viewBox="0 0 440 336" svg:d="M440 103c0-155-98-103-195-51-98 51-196 52-245 284 0 0 195-103 440-233z">
                <text:p/>
              </draw:path>
              <draw:path draw:style-name="gr448" draw:text-style-name="P5" draw:layer="layout" svg:width="0.633cm" svg:height="0.439cm" draw:transform="rotate (0.0125663706143592) translate (3.64553605087622cm 8.81784966095781cm)" svg:viewBox="0 0 634 440" svg:d="M390 0c-98 26-98 26-195 78-49 25-147 51-195 258 98 52 98 52 195 104 56-24 341-181 439-233 0-129-98-129-244-207z">
                <text:p/>
              </draw:path>
            </draw:g>
          </draw:g>
          <draw:g draw:style-name="gr1">
            <draw:path draw:style-name="gr449" draw:text-style-name="P1" draw:layer="layout" svg:width="0.876cm" svg:height="0.619cm" draw:transform="rotate (0.0125663706143592) translate (3.38603270916878cm 7.70938382758863cm)" svg:viewBox="0 0 877 620" svg:d="M3 620c134 0 875-25 874-258 0-233-255-362-389-362 0 78-535 52-485 620z">
              <text:p/>
            </draw:path>
            <draw:g draw:style-name="gr3">
              <draw:polygon draw:style-name="gr450" draw:text-style-name="P2" draw:layer="layout" svg:width="0.486cm" svg:height="0.36cm" draw:transform="skewX (-0.00558505360638185) rotate (0.0102974425867665) translate (2.90092293322691cm 7.9738162247236cm)" svg:viewBox="0 0 487 361" draw:points="0,103 0,0 487,258 487,361">
                <text:p/>
              </draw:polygon>
              <draw:polygon draw:style-name="gr451" draw:text-style-name="P2" draw:layer="layout" svg:width="0.487cm" svg:height="0.439cm" draw:transform="skewX (-0.00226892802759263) rotate (0.0122173047639603) translate (3.28558555220566cm 7.58130040627541cm)" svg:viewBox="0 0 488 440" draw:points="0,181 0,0 488,259 488,440">
                <text:p/>
              </draw:polygon>
              <draw:polygon draw:style-name="gr452" draw:text-style-name="P3" draw:layer="layout" svg:width="0.877cm" svg:height="0.464cm" draw:transform="rotate (0.0125663706143592) translate (2.89847183083998cm 7.76712280725032cm)" svg:viewBox="0 0 878 465" draw:points="0,207 390,0 878,259 488,465">
                <text:p/>
              </draw:polygon>
              <draw:polygon draw:style-name="gr453" draw:text-style-name="P4" draw:layer="layout" svg:width="0.487cm" svg:height="0.439cm" draw:transform="skewX (-0.00453785605518526) rotate (0.0102974425867665) translate (3.38743188241891cm 7.88939832498205cm)" svg:viewBox="0 0 488 440" draw:points="0,440 0,337 390,129 390,0 488,52 488,181">
                <text:p/>
              </draw:polygon>
              <draw:polygon draw:style-name="gr454" draw:text-style-name="P2" draw:layer="layout" svg:width="1.56cm" svg:height="1.964cm" draw:transform="skewX (-0.0015707963267949) rotate (0.0122173047639603) translate (2.33678383078838cm 6.01608178867051cm)" svg:viewBox="0 0 1561 1965" draw:points="1,1138 0,0 1561,827 1561,1965">
                <text:p/>
              </draw:polygon>
              <draw:polygon draw:style-name="gr455" draw:text-style-name="P6" draw:layer="layout" svg:width="1.462cm" svg:height="1.809cm" draw:transform="skewX (-0.00226892802759263) rotate (0.0123918376891597) translate (2.38646345660811cm 6.09273977619602cm)" svg:viewBox="0 0 1463 1810" draw:points="0,1034 0,0 1463,776 1462,1810">
                <text:p/>
              </draw:polygon>
              <draw:polygon draw:style-name="gr456" draw:text-style-name="P3" draw:layer="layout" svg:width="1.658cm" svg:height="0.878cm" draw:transform="skewX (-0.00122173047639603) rotate (0.0120427718387609) translate (2.33609601785356cm 5.96423117426711cm)" svg:viewBox="0 0 1659 879" draw:points="1561,879 0,52 97,0 1659,827">
                <text:p/>
              </draw:polygon>
              <draw:polygon draw:style-name="gr457" draw:text-style-name="P4" draw:layer="layout" svg:width="0.097cm" svg:height="1.188cm" draw:transform="skewX (-0.00418879020478639) rotate (0.0102974425867665) translate (3.90792732022786cm 6.77195059086156cm)" svg:viewBox="0 0 98 1189" draw:points="0,1189 0,52 98,0 98,1137">
                <text:p/>
              </draw:polygon>
              <draw:polygon draw:style-name="gr458" draw:text-style-name="P5" draw:layer="layout" svg:width="1.658cm" svg:height="2.377cm" draw:transform="skewX (-0.00174532925199433) rotate (0.0120427718387609) translate (2.33606886847551cm 5.96423150123668cm)" svg:viewBox="0 0 1659 2378" draw:points="98,0 1658,827 1659,1964 1561,2016 1513,1990 1513,2119 1026,2378 538,2119 538,2016 928,1809 928,1680 1,1189 0,52">
                <text:p/>
              </draw:polygon>
            </draw:g>
          </draw:g>
          <draw:g draw:style-name="gr1">
            <draw:path draw:style-name="gr459" draw:text-style-name="P1" draw:layer="layout" svg:width="0.634cm" svg:height="0.31cm" draw:transform="rotate (0.0109955742875643) translate (3.20360406101479cm 8.66746541105513cm)" svg:viewBox="0 0 635 311" svg:d="M3 311c135-1 632-130 632-208-1-77-13-103-147-103 0 78-536 52-485 311z">
              <text:p/>
            </draw:path>
            <draw:g draw:style-name="gr3">
              <draw:polygon draw:style-name="gr460" draw:text-style-name="P3" draw:layer="layout" svg:width="2.095cm" svg:height="1.11cm" draw:transform="skewX (-0.00366519142918809) rotate (0.0118682389135614) translate (1.63078012479626cm 7.80815265804889cm)" svg:viewBox="0 0 2096 1111" draw:points="1559,1111 0,284 537,0 2096,826">
                <text:p/>
              </draw:polygon>
              <draw:polygon draw:style-name="gr461" draw:text-style-name="P7" draw:layer="layout" svg:width="1.413cm" svg:height="0.749cm" draw:transform="skewX (-0.0026179938779915) rotate (0.0120427718387609) translate (1.77846088491793cm 7.88372995756947cm)" svg:viewBox="0 0 1414 750" draw:points="0,207 390,0 1414,543 1024,750">
                <text:p/>
              </draw:polygon>
              <draw:polygon draw:style-name="gr462" draw:text-style-name="P7" draw:layer="layout" svg:width="0.682cm" svg:height="0.361cm" draw:transform="skewX (-0.00279252680319093) rotate (0.011693705988362) translate (2.9081631365517cm 8.46456693272057cm)" svg:viewBox="0 0 683 362" draw:points="0,207 390,0 683,155 293,362">
                <text:p/>
              </draw:polygon>
              <draw:polygon draw:style-name="gr463" draw:text-style-name="P4" draw:layer="layout" svg:width="0.535cm" svg:height="0.387cm" draw:transform="rotate (0.0111701072127637) translate (3.20393920385647cm 8.61565270079976cm)" svg:viewBox="0 0 536 388" draw:points="0,388 0,285 536,0 536,103">
                <text:p/>
              </draw:polygon>
              <draw:line draw:style-name="gr464" draw:text-style-name="P8" draw:layer="layout" svg:x1="1.878cm" svg:y1="8.038cm" svg:x2="2.91cm" svg:y2="8.568cm">
                <text:p/>
              </draw:line>
              <draw:line draw:style-name="gr465" draw:text-style-name="P8" draw:layer="layout" svg:x1="1.975cm" svg:y1="7.985cm" svg:x2="3.007cm" svg:y2="8.515cm">
                <text:p/>
              </draw:line>
              <draw:line draw:style-name="gr466" draw:text-style-name="P8" draw:layer="layout" svg:x1="2.072cm" svg:y1="7.932cm" svg:x2="3.104cm" svg:y2="8.462cm">
                <text:p/>
              </draw:line>
              <draw:line draw:style-name="gr467" draw:text-style-name="P8" draw:layer="layout" svg:x1="3.005cm" svg:y1="8.412cm" svg:x2="3.102cm" svg:y2="8.359cm">
                <text:p/>
              </draw:line>
              <draw:line draw:style-name="gr468" draw:text-style-name="P8" draw:layer="layout" svg:x1="2.907cm" svg:y1="8.362cm" svg:x2="3.004cm" svg:y2="8.309cm">
                <text:p/>
              </draw:line>
              <draw:line draw:style-name="gr469" draw:text-style-name="P8" draw:layer="layout" svg:x1="2.808cm" svg:y1="8.311cm" svg:x2="2.905cm" svg:y2="8.258cm">
                <text:p/>
              </draw:line>
              <draw:line draw:style-name="gr470" draw:text-style-name="P8" draw:layer="layout" svg:x1="2.859cm" svg:y1="8.439cm" svg:x2="2.956cm" svg:y2="8.386cm">
                <text:p/>
              </draw:line>
              <draw:line draw:style-name="gr471" draw:text-style-name="P8" draw:layer="layout" svg:x1="2.761cm" svg:y1="8.389cm" svg:x2="2.858cm" svg:y2="8.336cm">
                <text:p/>
              </draw:line>
              <draw:line draw:style-name="gr472" draw:text-style-name="P8" draw:layer="layout" svg:x1="2.663cm" svg:y1="8.339cm" svg:x2="2.76cm" svg:y2="8.286cm">
                <text:p/>
              </draw:line>
              <draw:line draw:style-name="gr473" draw:text-style-name="P8" draw:layer="layout" svg:x1="2.711cm" svg:y1="8.26cm" svg:x2="2.808cm" svg:y2="8.207cm">
                <text:p/>
              </draw:line>
              <draw:line draw:style-name="gr474" draw:text-style-name="P8" draw:layer="layout" svg:x1="2.565cm" svg:y1="8.288cm" svg:x2="2.662cm" svg:y2="8.235cm">
                <text:p/>
              </draw:line>
              <draw:line draw:style-name="gr475" draw:text-style-name="P8" draw:layer="layout" svg:x1="2.612cm" svg:y1="8.21cm" svg:x2="2.709cm" svg:y2="8.157cm">
                <text:p/>
              </draw:line>
              <draw:line draw:style-name="gr476" draw:text-style-name="P8" draw:layer="layout" svg:x1="2.514cm" svg:y1="8.159cm" svg:x2="2.611cm" svg:y2="8.106cm">
                <text:p/>
              </draw:line>
              <draw:line draw:style-name="gr477" draw:text-style-name="P8" draw:layer="layout" svg:x1="2.416cm" svg:y1="8.109cm" svg:x2="2.513cm" svg:y2="8.056cm">
                <text:p/>
              </draw:line>
              <draw:line draw:style-name="gr478" draw:text-style-name="P8" draw:layer="layout" svg:x1="2.466cm" svg:y1="8.238cm" svg:x2="2.563cm" svg:y2="8.185cm">
                <text:p/>
              </draw:line>
              <draw:line draw:style-name="gr479" draw:text-style-name="P8" draw:layer="layout" svg:x1="2.368cm" svg:y1="8.187cm" svg:x2="2.465cm" svg:y2="8.134cm">
                <text:p/>
              </draw:line>
              <draw:line draw:style-name="gr480" draw:text-style-name="P8" draw:layer="layout" svg:x1="2.27cm" svg:y1="8.137cm" svg:x2="2.367cm" svg:y2="8.084cm">
                <text:p/>
              </draw:line>
              <draw:line draw:style-name="gr481" draw:text-style-name="P8" draw:layer="layout" svg:x1="2.318cm" svg:y1="8.059cm" svg:x2="2.415cm" svg:y2="8.006cm">
                <text:p/>
              </draw:line>
              <draw:line draw:style-name="gr482" draw:text-style-name="P8" draw:layer="layout" svg:x1="2.172cm" svg:y1="8.086cm" svg:x2="2.269cm" svg:y2="8.033cm">
                <text:p/>
              </draw:line>
              <draw:line draw:style-name="gr483" draw:text-style-name="P8" draw:layer="layout" svg:x1="2.219cm" svg:y1="8.008cm" svg:x2="2.316cm" svg:y2="7.955cm">
                <text:p/>
              </draw:line>
              <draw:line draw:style-name="gr484" draw:text-style-name="P8" draw:layer="layout" svg:x1="2.121cm" svg:y1="7.957cm" svg:x2="2.218cm" svg:y2="7.904cm">
                <text:p/>
              </draw:line>
              <draw:line draw:style-name="gr485" draw:text-style-name="P8" draw:layer="layout" svg:x1="2.073cm" svg:y1="8.036cm" svg:x2="2.17cm" svg:y2="7.983cm">
                <text:p/>
              </draw:line>
              <draw:line draw:style-name="gr486" draw:text-style-name="P8" draw:layer="layout" svg:x1="2.714cm" svg:y1="8.467cm" svg:x2="2.811cm" svg:y2="8.414cm">
                <text:p/>
              </draw:line>
              <draw:line draw:style-name="gr487" draw:text-style-name="P8" draw:layer="layout" svg:x1="2.615cm" svg:y1="8.417cm" svg:x2="2.712cm" svg:y2="8.364cm">
                <text:p/>
              </draw:line>
              <draw:line draw:style-name="gr488" draw:text-style-name="P8" draw:layer="layout" svg:x1="2.517cm" svg:y1="8.366cm" svg:x2="2.614cm" svg:y2="8.313cm">
                <text:p/>
              </draw:line>
              <draw:line draw:style-name="gr489" draw:text-style-name="P8" draw:layer="layout" svg:x1="2.469cm" svg:y1="8.444cm" svg:x2="2.566cm" svg:y2="8.391cm">
                <text:p/>
              </draw:line>
              <draw:line draw:style-name="gr490" draw:text-style-name="P8" draw:layer="layout" svg:x1="2.371cm" svg:y1="8.394cm" svg:x2="2.468cm" svg:y2="8.341cm">
                <text:p/>
              </draw:line>
              <draw:line draw:style-name="gr491" draw:text-style-name="P8" draw:layer="layout" svg:x1="2.419cm" svg:y1="8.316cm" svg:x2="2.516cm" svg:y2="8.263cm">
                <text:p/>
              </draw:line>
              <draw:line draw:style-name="gr492" draw:text-style-name="P8" draw:layer="layout" svg:x1="2.321cm" svg:y1="8.265cm" svg:x2="2.418cm" svg:y2="8.212cm">
                <text:p/>
              </draw:line>
              <draw:line draw:style-name="gr493" draw:text-style-name="P8" draw:layer="layout" svg:x1="2.222cm" svg:y1="8.215cm" svg:x2="2.319cm" svg:y2="8.162cm">
                <text:p/>
              </draw:line>
              <draw:line draw:style-name="gr494" draw:text-style-name="P8" draw:layer="layout" svg:x1="2.124cm" svg:y1="8.164cm" svg:x2="2.221cm" svg:y2="8.111cm">
                <text:p/>
              </draw:line>
              <draw:line draw:style-name="gr495" draw:text-style-name="P8" draw:layer="layout" svg:x1="1.978cm" svg:y1="8.192cm" svg:x2="2.075cm" svg:y2="8.139cm">
                <text:p/>
              </draw:line>
              <draw:line draw:style-name="gr496" draw:text-style-name="P8" draw:layer="layout" svg:x1="2.026cm" svg:y1="8.114cm" svg:x2="2.123cm" svg:y2="8.061cm">
                <text:p/>
              </draw:line>
              <draw:line draw:style-name="gr497" draw:text-style-name="P8" draw:layer="layout" svg:x1="1.88cm" svg:y1="8.141cm" svg:x2="1.977cm" svg:y2="8.088cm">
                <text:p/>
              </draw:line>
              <draw:line draw:style-name="gr498" draw:text-style-name="P8" draw:layer="layout" svg:x1="2.666cm" svg:y1="8.545cm" svg:x2="2.763cm" svg:y2="8.492cm">
                <text:p/>
              </draw:line>
              <draw:line draw:style-name="gr499" draw:text-style-name="P8" draw:layer="layout" svg:x1="2.568cm" svg:y1="8.495cm" svg:x2="2.665cm" svg:y2="8.442cm">
                <text:p/>
              </draw:line>
              <draw:line draw:style-name="gr500" draw:text-style-name="P8" draw:layer="layout" svg:x1="3.009cm" svg:y1="8.723cm" svg:x2="3.396cm" svg:y2="8.511cm">
                <text:p/>
              </draw:line>
              <draw:line draw:style-name="gr501" draw:text-style-name="P8" draw:layer="layout" svg:x1="3.108cm" svg:y1="8.773cm" svg:x2="3.495cm" svg:y2="8.561cm">
                <text:p/>
              </draw:line>
              <draw:line draw:style-name="gr502" draw:text-style-name="P8" draw:layer="layout" svg:x1="3.202cm" svg:y1="8.513cm" svg:x2="3.497cm" svg:y2="8.664cm">
                <text:p/>
              </draw:line>
              <draw:line draw:style-name="gr503" draw:text-style-name="P8" draw:layer="layout" svg:x1="3.105cm" svg:y1="8.566cm" svg:x2="3.4cm" svg:y2="8.717cm">
                <text:p/>
              </draw:line>
              <draw:line draw:style-name="gr504" draw:text-style-name="P8" draw:layer="layout" svg:x1="3.008cm" svg:y1="8.619cm" svg:x2="3.205cm" svg:y2="8.72cm">
                <text:p/>
              </draw:line>
              <draw:polygon draw:style-name="gr505" draw:text-style-name="P2" draw:layer="layout" svg:width="1.558cm" svg:height="0.93cm" draw:transform="skewX (-0.00314159265358979) rotate (0.0122173047639603) translate (1.63510344758832cm 8.09240162927888cm)" svg:viewBox="0 0 1559 931" draw:points="0,103 0,0 1559,827 1559,931">
                <text:p/>
              </draw:polygon>
              <draw:polygon draw:style-name="gr506" draw:text-style-name="P5" draw:layer="layout" svg:width="2.095cm" svg:height="1.213cm" draw:transform="skewX (-0.00418879020478639) rotate (0.0118682389135614) translate (1.63046606947444cm 7.80815638550749cm)" svg:viewBox="0 0 2096 1214" draw:points="537,0 2096,826 2096,930 1559,1214 0,388 0,284">
                <text:p/>
              </draw:polygon>
            </draw:g>
          </draw:g>
        </draw:g>
        <draw:frame draw:style-name="gr507" draw:text-style-name="P9" draw:layer="layout" svg:width="2.222cm" svg:height="1.905cm" svg:x="9.572cm" svg:y="5.762cm">
          <draw:text-box>
            <text:p>XX</text:p>
          </draw:text-box>
        </draw:frame>
        <draw:frame draw:style-name="gr508" draw:text-style-name="P11" draw:layer="layout" svg:width="2.222cm" svg:height="1.905cm" svg:x="15.605cm" svg:y="15.287cm">
          <draw:text-box>
            <text:p text:style-name="P10"><text:span text:style-name="T1">XX</text:span></text:p>
          </draw:text-box>
        </draw:frame>
        <draw:frame draw:style-name="gr509" draw:text-style-name="P11" draw:layer="layout" svg:width="2.222cm" svg:height="4.497cm" svg:x="15.287cm" svg:y="21.903cm">
          <draw:text-box>
            <text:p text:style-name="P10"><text:span text:style-name="T1">XX</text:span></text:p>
          </draw:text-box>
        </draw:frame>
        <draw:frame draw:style-name="gr510" draw:text-style-name="P11" draw:layer="layout" svg:width="2.222cm" svg:height="1.905cm" svg:x="9.89cm" svg:y="24.177cm">
          <draw:text-box>
            <text:p text:style-name="P10"><text:span text:style-name="T1">XX</text:span></text:p>
          </draw:text-box>
        </draw:frame>
        <draw:frame draw:style-name="gr511" draw:text-style-name="P11" draw:layer="layout" svg:width="2.222cm" svg:height="1.905cm" svg:x="3.857cm" svg:y="22.59cm">
          <draw:text-box>
            <text:p text:style-name="P10"><text:span text:style-name="T1">XX</text:span></text:p>
          </draw:text-box>
        </draw:frame>
        <draw:frame draw:style-name="gr512" draw:text-style-name="P11" draw:layer="layout" svg:width="2.222cm" svg:height="1.905cm" svg:x="4.493cm" svg:y="15.287cm">
          <draw:text-box>
            <text:p text:style-name="P10"><text:span text:style-name="T1">XX</text:span></text:p>
          </draw:text-box>
        </draw:frame>
        <draw:frame draw:style-name="gr513" draw:text-style-name="P11" draw:layer="layout" svg:width="2.222cm" svg:height="1.905cm" svg:x="1.317cm" svg:y="9.89cm">
          <draw:text-box>
            <text:p text:style-name="P10"><text:span text:style-name="T1">XX</text:span></text:p>
          </draw:text-box>
        </draw:frame>
        <draw:frame draw:style-name="gr514" draw:text-style-name="P11" draw:layer="layout" svg:width="2.222cm" svg:height="1.905cm" svg:x="16.875cm" svg:y="10.207cm">
          <draw:text-box>
            <text:p text:style-name="P10"><text:span text:style-name="T1">XX</text:span></text:p>
          </draw:text-box>
        </draw:frame>
        <draw:line draw:style-name="gr515" draw:text-style-name="P12" draw:layer="layout" svg:x1="11.477cm" svg:y1="9.572cm" svg:x2="17.51cm" svg:y2="7.985cm">
          <text:p/>
        </draw:line>
        <draw:line draw:style-name="gr515" draw:text-style-name="P12" draw:layer="layout" svg:x1="4.175cm" svg:y1="7.985cm" svg:x2="9.572cm" svg:y2="9.255cm">
          <text:p/>
        </draw:line>
        <draw:line draw:style-name="gr515" draw:text-style-name="P12" draw:layer="layout" svg:x1="3.54cm" svg:y1="15.605cm" svg:x2="10.207cm" svg:y2="9.89cm">
          <text:p/>
        </draw:line>
        <draw:line draw:style-name="gr515" draw:text-style-name="P12" draw:layer="layout" svg:x1="10.842cm" svg:y1="10.525cm" svg:x2="10.842cm" svg:y2="21.32cm">
          <text:p/>
        </draw:line>
        <draw:line draw:style-name="gr515" draw:text-style-name="P12" draw:layer="layout" svg:x1="10.525cm" svg:y1="10.525cm" svg:x2="5.127cm" svg:y2="20.05cm">
          <text:p/>
        </draw:line>
        <draw:line draw:style-name="gr515" draw:text-style-name="P12" draw:layer="layout" svg:x1="11.16cm" svg:y1="10.207cm" svg:x2="16.557cm" svg:y2="19.732cm">
          <text:p/>
        </draw:line>
        <draw:line draw:style-name="gr515" draw:text-style-name="P12" draw:layer="layout" svg:x1="10.842cm" svg:y1="9.572cm" svg:x2="19.415cm" svg:y2="15.605cm">
          <text:p/>
        </draw:line>
        <draw:line draw:style-name="gr516" draw:text-style-name="P13" draw:layer="layout" svg:x1="22.59cm" svg:y1="16.671cm" svg:x2="24.089cm" svg:y2="16.671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180deg" draw:border="10%">
      <loext:gradient-stop svg:offset="0" loext:color-type="rgb" loext:color-value="#333333"/>
      <loext:gradient-stop svg:offset="1" loext:color-type="rgb" loext:color-value="#999999"/>
    </draw:gradient>
    <draw:gradient draw:name="Dark_20_Grey_20_Linear_20_T" draw:display-name="Dark Grey Linear T" draw:style="linear" draw:start-color="#333333" draw:end-color="#999999" draw:start-intensity="100%" draw:end-intensity="100%" draw:angle="0deg" draw:border="10%">
      <loext:gradient-stop svg:offset="0" loext:color-type="rgb" loext:color-value="#333333"/>
      <loext:gradient-stop svg:offset="1" loext:color-type="rgb" loext:color-value="#999999"/>
    </draw:gradient>
    <draw:gradient draw:name="Dark_20_Grey_20_Square_20_BR" draw:display-name="Dark Grey Square BR" draw:style="square" draw:cx="30%" draw:cy="30%" draw:start-color="#333333" draw:end-color="#999999" draw:start-intensity="100%" draw:end-intensity="100%" draw:angle="0deg" draw:border="0%">
      <loext:gradient-stop svg:offset="0" loext:color-type="rgb" loext:color-value="#333333"/>
      <loext:gradient-stop svg:offset="1" loext:color-type="rgb" loext:color-value="#999999"/>
    </draw:gradient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Light_20_Blue_20_Linear_20_L" draw:display-name="Light Blue Linear L" draw:style="linear" draw:start-color="#93d4f0" draw:end-color="#e9f6fc" draw:start-intensity="100%" draw:end-intensity="100%" draw:angle="180deg" draw:border="10%">
      <loext:gradient-stop svg:offset="0" loext:color-type="rgb" loext:color-value="#93d4f0"/>
      <loext:gradient-stop svg:offset="1" loext:color-type="rgb" loext:color-value="#e9f6fc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0T10:40:49.662287260</meta:creation-date>
    <dc:date>2025-10-20T12:28:49.556779831</dc:date>
    <meta:editing-duration>PT6M37S</meta:editing-duration>
    <meta:editing-cycles>2</meta:editing-cycles>
    <meta:generator>LibreOffice/25.8.1.1$Linux_X86_64 LibreOffice_project/580$Build-1</meta:generator>
    <meta:document-statistic meta:object-count="576"/>
  </office:meta>
</office:document-meta>
</file>